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26000000EC604C6CEC.jpg" manifest:media-type="image/jpeg"/>
  <manifest:file-entry manifest:full-path="Pictures/100000000000014A0000005F220C04CB.png" manifest:media-type="image/png"/>
  <manifest:file-entry manifest:full-path="Pictures/10000000000001680000005F02702D0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2" manifest:media-type=""/>
  <manifest:file-entry manifest:full-path="ObjectReplacements/Object 22" manifest:media-type=""/>
  <manifest:file-entry manifest:full-path="ObjectReplacements/Object 11" manifest:media-type=""/>
  <manifest:file-entry manifest:full-path="ObjectReplacements/Object 3" manifest:media-type=""/>
  <manifest:file-entry manifest:full-path="ObjectReplacements/Object 23" manifest:media-type=""/>
  <manifest:file-entry manifest:full-path="ObjectReplacements/Object 12" manifest:media-type=""/>
  <manifest:file-entry manifest:full-path="ObjectReplacements/Object 4" manifest:media-type=""/>
  <manifest:file-entry manifest:full-path="ObjectReplacements/Object 24" manifest:media-type=""/>
  <manifest:file-entry manifest:full-path="ObjectReplacements/Object 13" manifest:media-type=""/>
  <manifest:file-entry manifest:full-path="ObjectReplacements/Object 5" manifest:media-type=""/>
  <manifest:file-entry manifest:full-path="ObjectReplacements/Object 25" manifest:media-type=""/>
  <manifest:file-entry manifest:full-path="ObjectReplacements/Object 10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" manifest:media-type=""/>
  <manifest:file-entry manifest:full-path="ObjectReplacements/Object 14" manifest:media-type=""/>
  <manifest:file-entry manifest:full-path="ObjectReplacements/Object 6" manifest:media-type=""/>
  <manifest:file-entry manifest:full-path="ObjectReplacements/Object 26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27" manifest:media-type=""/>
  <manifest:file-entry manifest:full-path="ObjectReplacements/Object 7" manifest:media-type=""/>
  <manifest:file-entry manifest:full-path="ObjectReplacements/Object 1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20" manifest:media-type=""/>
  <manifest:file-entry manifest:full-path="ObjectReplacements/Object 18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nDoorWipe" smil:subtype="vertical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35cm" svg:stroke-color="#000000" draw:stroke-linejoin="miter" draw:fill="none" draw:fill-color="#ffffff" draw:textarea-horizontal-align="justify" draw:textarea-vertical-align="middle" draw:auto-grow-height="tru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2.467cm" fo:min-width="0cm" fo:padding-top="0.13cm" fo:padding-bottom="0.13cm" fo:padding-left="0.25cm" fo:padding-right="0.25cm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3.56cm" fo:min-width="0cm" fo:padding-top="0.13cm" fo:padding-bottom="0.13cm" fo:padding-left="0.25cm" fo:padding-right="0.25cm"/>
    </style:style>
    <style:style style:name="gr7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7.256cm" fo:min-width="0cm" fo:padding-top="0.13cm" fo:padding-bottom="0.13cm" fo:padding-left="0.25cm" fo:padding-right="0.25cm" fo:wrap-option="wrap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832cm" fo:min-width="0cm" fo:padding-top="0.13cm" fo:padding-bottom="0.13cm" fo:padding-left="0.25cm" fo:padding-right="0.25cm" fo:wrap-option="wrap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/>
    </style:style>
    <style:style style:name="pr6" style:family="presentation" style:parent-style-name="Default-title">
      <style:graphic-properties draw:stroke="none" draw:fill="solid" draw:fill-color="#ffffff" draw:opacity="0%" draw:textarea-horizontal-align="justify" draw:textarea-vertical-align="top" draw:auto-grow-height="true" draw:auto-grow-width="false" fo:min-height="2.109cm" fo:min-width="0cm" fo:padding-top="0.13cm" fo:padding-bottom="0.13cm" fo:padding-left="0.25cm" fo:padding-right="0.25cm" fo:wrap-option="wrap"/>
    </style:style>
    <style:style style:name="pr7" style:family="presentation" style:parent-style-name="Default-outline1">
      <style:graphic-properties draw:stroke="none" draw:fill="solid" draw:fill-color="#ffffff" draw:opacity="0%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/>
    </style:style>
    <style:style style:name="pr8" style:family="presentation" style:parent-style-name="Default-title">
      <style:graphic-properties draw:stroke="none" draw:fill="solid" draw:fill-color="#ffffff" draw:opacity="0%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wrap"/>
    </style:style>
    <style:style style:name="pr9" style:family="presentation" style:parent-style-name="Default-outline1">
      <style:graphic-properties draw:stroke="none" draw:fill="solid" draw:fill-color="#ffffff" draw:opacity="0%" draw:textarea-horizontal-align="justify" draw:textarea-vertical-align="top" draw:auto-grow-height="true" draw:auto-grow-width="false" fo:min-height="12.763cm" fo:min-width="0cm" fo:padding-top="0.13cm" fo:padding-bottom="0.13cm" fo:padding-left="0.25cm" fo:padding-right="0.25cm" fo:wrap-option="wrap"/>
    </style:style>
    <style:style style:name="pr10" style:family="presentation" style:parent-style-name="Default-outline1">
      <style:graphic-properties draw:stroke="none" draw:fill="solid" draw:fill-color="#ffffff" draw:opacity="0%" draw:textarea-horizontal-align="justify" draw:textarea-vertical-align="top" draw:auto-grow-height="true" draw:auto-grow-width="false" fo:min-height="14.558cm" fo:min-width="0cm" fo:padding-top="0.13cm" fo:padding-bottom="0.13cm" fo:padding-left="0.25cm" fo:padding-right="0.25cm" fo:wrap-option="wrap"/>
    </style:style>
    <style:style style:name="pr11" style:family="presentation" style:parent-style-name="Default-title">
      <style:graphic-properties draw:stroke="none" draw:fill="solid" draw:fill-color="#ffffff" draw:opacity="0%" draw:textarea-horizontal-align="justify" draw:textarea-vertical-align="top" draw:auto-grow-height="true" draw:auto-grow-width="false" fo:min-height="2.091cm" fo:min-width="0cm" fo:padding-top="0.13cm" fo:padding-bottom="0.13cm" fo:padding-left="0.25cm" fo:padding-right="0.25cm" fo:wrap-option="wrap"/>
    </style:style>
    <style:style style:name="pr12" style:family="presentation" style:parent-style-name="Default-outline1">
      <style:graphic-properties draw:stroke="none" draw:fill="solid" draw:fill-color="#ffffff" draw:opacity="0%" draw:textarea-horizontal-align="justify" draw:textarea-vertical-align="top" draw:auto-grow-height="true" draw:auto-grow-width="false" fo:min-height="1.289cm" fo:min-width="0cm" fo:padding-top="0.13cm" fo:padding-bottom="0.13cm" fo:padding-left="0.25cm" fo:padding-right="0.25cm" fo:wrap-option="wrap"/>
    </style:style>
    <style:style style:name="pr13" style:family="presentation" style:parent-style-name="Default-outline1">
      <style:graphic-properties draw:stroke="none" draw:fill="solid" draw:fill-color="#ffffff" draw:opacity="0%" draw:textarea-horizontal-align="justify" draw:textarea-vertical-align="top" draw:auto-grow-height="true" draw:auto-grow-width="false" fo:min-height="1.633cm" fo:min-width="0cm" fo:padding-top="0.13cm" fo:padding-bottom="0.13cm" fo:padding-left="0.25cm" fo:padding-right="0.25cm" fo:wrap-option="wrap"/>
    </style:style>
    <style:style style:name="pr14" style:family="presentation" style:parent-style-name="Default-outline1">
      <style:graphic-properties draw:stroke="none" draw:fill="solid" draw:fill-color="#ffffff" draw:opacity="0%" draw:textarea-horizontal-align="justify" draw:textarea-vertical-align="top" draw:auto-grow-height="true" draw:auto-grow-width="false" fo:min-height="12.379cm" fo:min-width="0cm" fo:padding-top="0.13cm" fo:padding-bottom="0.13cm" fo:padding-left="0.25cm" fo:padding-right="0.25cm" fo:wrap-option="wrap"/>
    </style:style>
    <style:style style:name="pr15" style:family="presentation" style:parent-style-name="Default-title">
      <style:graphic-properties draw:stroke="none" draw:fill="solid" draw:fill-color="#ffffff" draw:opacity="0%" draw:textarea-horizontal-align="justify" draw:textarea-vertical-align="top" draw:auto-grow-height="true" draw:auto-grow-width="false" fo:min-height="2.083cm" fo:min-width="0cm" fo:padding-top="0.13cm" fo:padding-bottom="0.13cm" fo:padding-left="0.25cm" fo:padding-right="0.25cm" fo:wrap-option="wrap"/>
    </style:style>
    <style:style style:name="pr16" style:family="presentation" style:parent-style-name="Default-title">
      <style:graphic-properties draw:stroke="none" draw:fill="solid" draw:fill-color="#ffffff" draw:opacity="0%" draw:textarea-horizontal-align="justify" draw:textarea-vertical-align="top" draw:auto-grow-height="true" draw:auto-grow-width="false" fo:min-height="2.004cm" fo:min-width="0cm" fo:padding-top="0.13cm" fo:padding-bottom="0.13cm" fo:padding-left="0.25cm" fo:padding-right="0.25cm" fo:wrap-option="wrap"/>
    </style:style>
    <style:style style:name="pr17" style:family="presentation" style:parent-style-name="Default-outline1">
      <style:graphic-properties draw:stroke="none" draw:fill="solid" draw:fill-color="#ffffff" draw:opacity="0%" draw:textarea-horizontal-align="justify" draw:textarea-vertical-align="top" draw:auto-grow-height="true" draw:auto-grow-width="false" fo:min-height="12cm" fo:min-width="0cm" fo:padding-top="0.13cm" fo:padding-bottom="0.13cm" fo:padding-left="0.25cm" fo:padding-right="0.25cm" fo:wrap-option="wrap"/>
    </style:style>
    <style:style style:name="co1" style:family="table-column">
      <style:table-column-properties style:column-width="4.657cm" style:use-optimal-column-width="false"/>
    </style:style>
    <style:style style:name="co2" style:family="table-column">
      <style:table-column-properties style:column-width="3.069cm" style:use-optimal-column-width="false"/>
    </style:style>
    <style:style style:name="co3" style:family="table-column">
      <style:table-column-properties style:column-width="3.281cm" style:use-optimal-column-width="false"/>
    </style:style>
    <style:style style:name="co4" style:family="table-column">
      <style:table-column-properties style:column-width="3.387cm" style:use-optimal-column-width="false"/>
    </style:style>
    <style:style style:name="co5" style:family="table-column">
      <style:table-column-properties style:column-width="2.963cm" style:use-optimal-column-width="false"/>
    </style:style>
    <style:style style:name="ro1" style:family="table-row">
      <style:table-row-properties style:row-height="1.277cm"/>
    </style:style>
    <style:style style:name="ro2" style:family="table-row">
      <style:table-row-properties style:row-height="1.417cm"/>
    </style:style>
    <style:style style:name="ro3" style:family="table-row">
      <style:table-row-properties style:row-height="1.107cm"/>
    </style:style>
    <style:style style:name="ro4" style:family="table-row">
      <style:table-row-properties style:row-height="1.106cm"/>
    </style:style>
    <style:style style:name="ro5" style:family="table-row">
      <style:table-row-properties style:row-height="1.03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indent="0cm" fo:border="none" style:punctuation-wrap="hanging" style:line-break="strict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none" style:punctuation-wrap="hanging" style:line-break="stric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82cm" fo:margin-bottom="0cm" fo:text-align="center" fo:text-indent="-0.952cm" style:punctuation-wrap="hanging" style:line-break="strict"/>
    </style:style>
    <style:style style:name="P4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5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6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7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8" style:family="paragraph">
      <style:paragraph-properties fo:margin-left="2.063cm" fo:margin-right="0cm" fo:margin-top="0.211cm" fo:margin-bottom="0cm" fo:line-height="9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9" style:family="paragraph">
      <style:paragraph-properties fo:margin-left="0cm" fo:margin-right="0cm" fo:text-align="center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2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3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14" style:family="paragraph">
      <style:paragraph-properties fo:margin-left="0.952cm" fo:margin-right="0cm" fo:margin-top="0.246cm" fo:margin-bottom="0cm" fo:text-indent="-0.952cm" style:punctuation-wrap="hanging" style:line-break="strict"/>
    </style:style>
    <style:style style:name="P15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16" style:family="paragraph">
      <style:paragraph-properties fo:margin-left="0cm" fo:margin-right="0cm" fo:margin-top="0.211cm" fo:margin-bottom="0cm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7" style:family="paragraph">
      <style:paragraph-properties fo:margin-left="0.952cm" fo:margin-right="0cm" fo:margin-top="0.176cm" fo:margin-bottom="0cm" fo:text-indent="-0.952cm" style:punctuation-wrap="hanging" style:line-break="strict"/>
    </style:style>
    <style:style style:name="P18" style:family="paragraph">
      <style:paragraph-properties fo:margin-left="0.952cm" fo:margin-right="0cm" fo:margin-top="0.158cm" fo:margin-bottom="0cm" fo:text-indent="-0.952cm" style:punctuation-wrap="hanging" style:line-break="strict"/>
    </style:style>
    <style:style style:name="P19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20" style:family="paragraph">
      <style:paragraph-properties fo:margin-left="0cm" fo:margin-right="0cm" fo:line-height="100%" fo:text-align="center" fo:text-indent="0cm"/>
    </style:style>
    <style:style style:name="P21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color="#3333cc" fo:language="en" fo:country="US" fo:font-weight="bold" style:font-weight-asian="bold" style:font-weight-complex="bold"/>
    </style:style>
    <style:style style:name="T3" style:family="text">
      <style:text-properties fo:color="#ccccff" fo:language="en" fo:country="US"/>
    </style:style>
    <style:style style:name="T4" style:family="text">
      <style:text-properties fo:language="en" fo:country="US"/>
    </style:style>
    <style:style style:name="T5" style:family="text">
      <style:text-properties fo:font-size="28pt" fo:language="en" fo:country="US" style:font-size-asian="28pt" style:font-size-complex="28pt"/>
    </style:style>
    <style:style style:name="T6" style:family="text">
      <style:text-properties fo:font-size="24pt" fo:language="en" fo:country="US" style:font-size-asian="24pt" style:font-size-complex="24pt"/>
    </style:style>
    <style:style style:name="T7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8" style:family="text">
      <style:text-properties fo:font-family="Symbol" style:font-family-generic="roman" style:font-pitch="variable" style:font-charset="x-symbol" fo:font-size="24pt" fo:language="en" fo:country="US" style:font-size-asian="24pt" style:font-size-complex="24pt"/>
    </style:style>
    <style:style style:name="T9" style:family="text">
      <style:text-properties fo:color="#00a000" fo:font-size="20pt" fo:language="en" fo:country="US" style:font-size-asian="20pt" style:font-size-complex="20pt"/>
    </style:style>
    <style:style style:name="T10" style:family="text">
      <style:text-properties style:text-position="-25% 58%" fo:font-size="24pt" fo:language="en" fo:country="US" style:font-size-asian="24pt" style:font-size-complex="24pt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font-family="Symbol" style:font-family-generic="roman" style:font-pitch="variable" style:font-charset="x-symbol" fo:language="en" fo:country="US"/>
    </style:style>
    <style:style style:name="T13" style:family="text">
      <style:text-properties fo:color="#ff0000" fo:font-size="28pt" fo:language="en" fo:country="US" fo:font-style="italic" style:font-size-asian="28pt" style:font-style-asian="italic" style:font-size-complex="28pt" style:font-style-complex="italic"/>
    </style:style>
    <style:style style:name="T14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15" style:family="text">
      <style:text-properties fo:font-size="20pt" fo:language="en" fo:country="US" style:font-size-asian="20pt" style:font-size-complex="20pt"/>
    </style:style>
    <style:style style:name="T16" style:family="text">
      <style:text-properties fo:color="#00cc99" fo:font-size="20pt" fo:language="en" fo:country="US" style:font-size-asian="20pt" style:font-size-complex="20pt"/>
    </style:style>
    <style:style style:name="T17" style:family="text">
      <style:text-properties fo:color="#ff0000" fo:language="en" fo:country="US"/>
    </style:style>
    <style:style style:name="T18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19" style:family="text">
      <style:text-properties style:text-position="-25% 58%" fo:font-size="28pt" fo:language="en" fo:country="US" style:font-size-asian="28pt" style:font-size-complex="28pt"/>
    </style:style>
    <style:style style:name="T20" style:family="text">
      <style:text-properties style:text-position="-25% 58%" fo:font-size="28pt" fo:language="en" fo:country="US" fo:font-style="italic" style:font-size-asian="28pt" style:font-style-asian="italic" style:font-size-complex="28pt" style:font-style-complex="italic"/>
    </style:style>
    <style:style style:name="T21" style:family="text">
      <style:text-properties fo:font-size="36pt" fo:language="en" fo:country="US" style:font-size-asian="36pt" style:font-size-complex="36pt"/>
    </style:style>
    <style:style style:name="T22" style:family="text">
      <style:text-properties style:text-position="-25% 58%" fo:font-size="24pt" fo:language="en" fo:country="US" fo:font-style="italic" style:font-size-asian="24pt" style:font-style-asian="italic" style:font-size-complex="24pt" style:font-style-complex="italic"/>
    </style:style>
    <style:style style:name="T23" style:family="text">
      <style:text-properties style:text-position="-25% 58%" fo:language="en" fo:country="US" fo:font-style="italic" style:font-style-asian="italic" style:font-style-complex="italic"/>
    </style:style>
    <style:style style:name="T24" style:family="text">
      <style:text-properties style:text-position="-25% 58%" fo:language="en" fo:country="US"/>
    </style:style>
    <style:style style:name="T25" style:family="text">
      <style:text-properties fo:font-size="18pt" fo:language="en" fo:country="US" style:font-size-asian="18pt" style:font-size-complex="18pt"/>
    </style:style>
    <style:style style:name="T26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27" style:family="text">
      <style:text-properties fo:font-size="16pt" fo:language="en" fo:country="US" style:font-size-asian="16pt" style:font-size-complex="16pt"/>
    </style:style>
    <style:style style:name="T28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29" style:family="text">
      <style:text-properties style:text-position="-25% 58%" fo:font-size="16pt" fo:language="en" fo:country="US" fo:font-style="italic" style:font-size-asian="16pt" style:font-style-asian="italic" style:font-size-complex="16pt" style:font-style-complex="italic"/>
    </style:style>
    <style:style style:name="T30" style:family="text">
      <style:text-properties fo:font-family="Symbol" style:font-family-generic="roman" style:font-pitch="variable" style:font-charset="x-symbol" fo:font-size="20pt" fo:language="en" fo:country="US" style:font-size-asian="20pt" style:font-size-complex="20pt"/>
    </style:style>
    <style:style style:name="T31" style:family="text">
      <style:text-properties fo:font-family="Symbol" style:font-family-generic="roman" style:font-pitch="variable" style:font-charset="x-symbol" fo:font-size="28pt" fo:language="en" fo:country="US" style:font-size-asian="28pt" style:font-size-complex="28pt"/>
    </style:style>
    <style:style style:name="T32" style:family="text">
      <style:text-properties fo:color="#000000" fo:font-size="28pt" fo:language="en" fo:country="US" style:font-size-asian="28pt" style:font-size-complex="28pt"/>
    </style:style>
    <style:style style:name="T33" style:family="text">
      <style:text-properties fo:color="#000000" fo:font-size="28pt" fo:language="en" fo:country="US" fo:font-style="italic" style:font-size-asian="28pt" style:font-style-asian="italic" style:font-size-complex="28pt" style:font-style-complex="italic"/>
    </style:style>
    <style:style style:name="T34" style:family="text">
      <style:text-properties fo:font-family="'Arial Unicode MS'" style:font-family-generic="swiss" style:font-pitch="variable" fo:language="en" fo:country="US"/>
    </style:style>
    <style:style style:name="T35" style:family="text">
      <style:text-properties fo:font-family="'Comic Sans MS'" style:font-family-generic="script" style:font-pitch="variable" fo:language="en" fo:country="US" fo:font-style="italic" style:font-style-asian="italic" style:font-style-complex="italic"/>
    </style:style>
    <style:style style:name="T36" style:family="text">
      <style:text-properties style:text-position="-25% 58%" fo:font-family="'Comic Sans MS'" style:font-family-generic="script" style:font-pitch="variable" fo:language="en" fo:country="US" fo:font-style="italic" style:font-style-asian="italic" style:font-style-complex="italic"/>
    </style:style>
    <style:style style:name="T37" style:family="text">
      <style:text-properties fo:color="#000000" style:text-line-through-style="none" style:text-position="0% 100%" fo:font-family="'Times New Roman'" style:font-family-generic="roman" style:font-pitch="variable" fo:font-size="28pt" fo:language="en" fo:country="US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38" style:family="text">
      <style:text-properties style:text-position="-25% 58%" fo:font-size="32pt" fo:language="en" fo:country="US" fo:font-style="italic" style:font-size-asian="32pt" style:font-style-asian="italic" style:font-size-complex="32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a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cc9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Information Retrieval and Web Search" draw:style-name="dp1" draw:master-page-name="Default" presentation:presentation-page-layout-name="AL1T0" presentation:use-date-time-name="dtd1" xml:id="id1" draw:id="id1">
        <draw:frame presentation:style-name="pr1" draw:text-style-name="P2" draw:layer="layout" svg:width="22.19cm" svg:height="7.51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Information Retrieval and Web Search</text:span></text:p>
              </text:list-header>
            </text:list>
          </draw:text-box>
        </draw:frame>
        <draw:frame presentation:style-name="pr2" draw:text-style-name="P2" draw:layer="layout" svg:width="21.59cm" svg:height="7.092cm" svg:x="2.364cm" svg:y="9.7cm" presentation:class="outline" presentation:user-transformed="true">
          <draw:text-box>
            <text:list text:style-name="L2">
              <text:list-header>
                <text:p text:style-name="P3"><text:span text:style-name="T2">Vasile Rus, PhD</text:span></text:p>
              </text:list-header>
            </text:list>
            <text:list text:style-name="L3">
              <text:list-header>
                <text:p text:style-name="P3"><text:span text:style-name="T3"><text:a xlink:href="mailto:vrus@memphis.edu">vrus@memphis.edu</text:a></text:span></text:p>
                <text:p text:style-name="P3"><text:span text:style-name="T3"><text:a xlink:href="http://www.cs.memphis.edu/~vrus/teaching/ir-websearch/">www.cs.memphis.edu/~vrus/teaching/ir-websearch/</text:a></text:span><text:span text:style-name="T4"> 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Outline" draw:style-name="dp1" draw:master-page-name="Default" presentation:use-date-time-name="dtd1" xml:id="id2" draw:id="id2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Outline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More on Text Categorization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ategorization/Classification" draw:style-name="dp1" draw:master-page-name="Default" presentation:use-date-time-name="dtd1" xml:id="id3" draw:id="id3">
        <draw:frame presentation:style-name="pr6" draw:text-style-name="P2" draw:layer="layout" svg:width="21.286cm" svg:height="2.369cm" svg:x="1.671cm" svg:y="1.248cm" presentation:class="title" presentation:user-transformed="true">
          <draw:text-box>
            <text:list text:style-name="L1">
              <text:list-header>
                <text:p text:style-name="P1"><text:span text:style-name="T4">Categorization/Classification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5"><text:span text:style-name="T5">Given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6">A description of an instance, </text:span><text:span text:style-name="T7">x</text:span><text:span text:style-name="T8"></text:span><text:span text:style-name="T7">X</text:span><text:span text:style-name="T6">, where X is the </text:span><text:span text:style-name="T7">instance language</text:span><text:span text:style-name="T6"> or </text:span><text:span text:style-name="T7">instance spac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9">Issue: how to represent text document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6">A fixed set of categories: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8"><text:span text:style-name="T6"><text:tab/></text:span><text:span text:style-name="T7">C </text:span><text:span text:style-name="T6">=</text:span><text:span text:style-name="T7"> </text:span><text:span text:style-name="T6">{</text:span><text:span text:style-name="T7">c</text:span><text:span text:style-name="T10">1</text:span><text:span text:style-name="T6">, </text:span><text:span text:style-name="T7">c</text:span><text:span text:style-name="T10">2</text:span><text:span text:style-name="T6">,…, </text:span><text:span text:style-name="T7">c</text:span><text:span text:style-name="T10">n</text:span><text:span text:style-name="T6">}</text:span></text:p>
                  </text:list-header>
                </text:list>
              </text:list-item>
            </text:list>
            <text:list text:style-name="L4">
              <text:list-item>
                <text:p text:style-name="P5"><text:span text:style-name="T5">Determine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6">The category of </text:span><text:span text:style-name="T7">x</text:span><text:span text:style-name="T6">: </text:span><text:span text:style-name="T7">c</text:span><text:span text:style-name="T6">(</text:span><text:span text:style-name="T7">x</text:span><text:span text:style-name="T6">)</text:span><text:span text:style-name="T8"></text:span><text:span text:style-name="T7">C, </text:span><text:span text:style-name="T6">where </text:span><text:span text:style-name="T7">c</text:span><text:span text:style-name="T6">(</text:span><text:span text:style-name="T7">x</text:span><text:span text:style-name="T6">) is a </text:span><text:span text:style-name="T7">categorization function</text:span><text:span text:style-name="T6"> whose domain is </text:span><text:span text:style-name="T7">X</text:span><text:span text:style-name="T6"> and whose range is </text:span><text:span text:style-name="T7">C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9">We want to know how to build categorization functions (“classifiers”)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earning for Categorization" draw:style-name="dp1" draw:master-page-name="Default" presentation:use-date-time-name="dtd1" xml:id="id4" draw:id="id4">
        <draw:frame presentation:style-name="pr8" draw:text-style-name="P2" draw:layer="layout" svg:width="22.86cm" svg:height="3.176cm" svg:x="0.948cm" svg:y="1.287cm" presentation:class="title" presentation:user-transformed="true">
          <draw:text-box>
            <text:list text:style-name="L1">
              <text:list-header>
                <text:p text:style-name="P1"><text:span text:style-name="T4">Learning for Categorization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A training example is an instance </text:span><text:span text:style-name="T11">x</text:span><text:span text:style-name="T12"></text:span><text:span text:style-name="T11">X, </text:span><text:span text:style-name="T4">paired with its correct category </text:span><text:span text:style-name="T11">c</text:span><text:span text:style-name="T4">(</text:span><text:span text:style-name="T11">x</text:span><text:span text:style-name="T4">): &lt;</text:span><text:span text:style-name="T11">x</text:span><text:span text:style-name="T4">, </text:span><text:span text:style-name="T11">c</text:span><text:span text:style-name="T4">(</text:span><text:span text:style-name="T11">x</text:span><text:span text:style-name="T4">)&gt; for an unknown categorization function, </text:span><text:span text:style-name="T11">c</text:span><text:span text:style-name="T4"> </text:span></text:p>
              </text:list-item>
              <text:list-item>
                <text:p text:style-name="P4"><text:span text:style-name="T4">Given a set of training examples, </text:span><text:span text:style-name="T11">D</text:span></text:p>
              </text:list-item>
              <text:list-item>
                <text:p text:style-name="P4"><text:span text:style-name="T4">Find a hypothesized categorization function, </text:span><text:span text:style-name="T11">h</text:span><text:span text:style-name="T4">(</text:span><text:span text:style-name="T11">x</text:span><text:span text:style-name="T4">), such that:</text:span></text:p>
              </text:list-item>
            </text:list>
          </draw:text-box>
        </draw:frame>
        <draw:frame draw:name="Object 4" draw:style-name="gr2" draw:layer="layout" svg:width="14.711cm" svg:height="1.636cm" svg:x="4.396cm" svg:y="14.39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 Box 5" draw:style-name="gr3" draw:text-style-name="P2" draw:layer="layout" svg:width="5.273cm" svg:height="1.446cm" svg:x="8.551cm" svg:y="15.734cm">
          <text:list text:style-name="L8">
            <text:list-header>
              <text:p text:style-name="P9"><text:span text:style-name="T13">Consistency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earning for Text Categorization" draw:style-name="dp1" draw:master-page-name="Default" presentation:use-date-time-name="dtd1" xml:id="id5" draw:id="id5">
        <draw:frame presentation:style-name="pr8" draw:text-style-name="P2" draw:layer="layout" svg:width="22.86cm" svg:height="3.176cm" svg:x="1.027cm" svg:y="1.891cm" presentation:class="title" presentation:user-transformed="true">
          <draw:text-box>
            <text:list text:style-name="L1">
              <text:list-header>
                <text:p text:style-name="P1"><text:span text:style-name="T4">Learning for Text Categorization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Manual development of text categorization functions is difficult</text:span></text:p>
              </text:list-item>
              <text:list-item>
                <text:p text:style-name="P4"><text:span text:style-name="T4">Learning Algorithms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4">Bayesian (naïve)</text:span></text:p>
                  </text:list-item>
                  <text:list-item>
                    <text:p text:style-name="P10"><text:span text:style-name="T6">Neural network</text:span></text:p>
                  </text:list-item>
                  <text:list-item>
                    <text:p text:style-name="P10"><text:span text:style-name="T6">Relevance Feedback (Rocchio)</text:span></text:p>
                  </text:list-item>
                  <text:list-item>
                    <text:p text:style-name="P10"><text:span text:style-name="T6">Nearest Neighbor (case based)</text:span></text:p>
                  </text:list-item>
                  <text:list-item>
                    <text:p text:style-name="P10"><text:span text:style-name="T6">Support Vector Machines (SVM)</text:span></text:p>
                  </text:list-item>
                </text:list>
              </text:list-item>
            </text:list>
            <text:list text:style-name="L4">
              <text:list-header>
                <text:p text:style-name="P10"><text:span text:style-name="T6"/></text:p>
              </text:list-header>
            </text:list>
          </draw:text-box>
        </draw:frame>
        <anim:par presentation:node-type="timing-root">
          <anim:par smil:begin="id5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ayesian Methods" draw:style-name="dp1" draw:master-page-name="Default" presentation:use-date-time-name="dtd1" xml:id="id6" draw:id="id6">
        <draw:frame presentation:style-name="pr8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Bayesian Methods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11"><text:span text:style-name="T4">Learning and classification methods based on probability theory</text:span></text:p>
              </text:list-item>
              <text:list-item>
                <text:p text:style-name="P11"><text:span text:style-name="T4">Bayes theorem plays a critical role in probabilistic learning and classification</text:span></text:p>
              </text:list-item>
              <text:list-item>
                <text:p text:style-name="P11"><text:span text:style-name="T4">Uses </text:span><text:span text:style-name="T11">prior</text:span><text:span text:style-name="T4"> probability of each category given no information about an item</text:span></text:p>
              </text:list-item>
              <text:list-item>
                <text:p text:style-name="P11"><text:span text:style-name="T4">Categorization produces a </text:span><text:span text:style-name="T11">posterior</text:span><text:span text:style-name="T4"> probability distribution over the possible categories given a description of an item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ayesian Inference" draw:style-name="dp1" draw:master-page-name="Default" presentation:use-date-time-name="dtd1" xml:id="id7" draw:id="id7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Bayesian Inference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Use evidence to change the degree of belief in a hypothesi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A two-face coin</text:span></text:p>
                    <text:list>
                      <text:list-item>
                        <text:p text:style-name="P10"><text:span text:style-name="T4">Hypothesis: Heads – 50%; Tails – 50%</text:span></text:p>
                      </text:list-item>
                    </text:list>
                  </text:list-item>
                  <text:list-item>
                    <text:p text:style-name="P12"><text:span text:style-name="T4">After 100 tosses you notice the head came up 95 times</text:span></text:p>
                    <text:list>
                      <text:list-item>
                        <text:p text:style-name="P10"><text:span text:style-name="T4">Change the hypothesis based on the new evidenc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4"><text:span text:style-name="T4"/></text:p>
              </text:list-header>
            </text:list>
          </draw:text-box>
        </draw:frame>
        <anim:par presentation:node-type="timing-root">
          <anim:par smil:begin="id7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xioms of Probability Theory" draw:style-name="dp1" draw:master-page-name="Default" presentation:use-date-time-name="dtd1" xml:id="id8" draw:id="id8">
        <draw:frame presentation:style-name="pr8" draw:text-style-name="P2" draw:layer="layout" svg:width="22.86cm" svg:height="3.176cm" svg:x="0.666cm" svg:y="2.054cm" presentation:class="title" presentation:user-transformed="true">
          <draw:text-box>
            <text:list text:style-name="L1">
              <text:list-header>
                <text:p text:style-name="P1"><text:span text:style-name="T4">Axioms of Probability Theory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All probabilities between 0 and 1</text:span></text:p>
                <text:p text:style-name="P4"><text:span text:style-name="T4"/></text:p>
              </text:list-item>
              <text:list-item>
                <text:p text:style-name="P4"><text:span text:style-name="T4">True proposition has probability 1, false has probability 0 </text:span></text:p>
              </text:list-item>
            </text:list>
            <text:list text:style-name="L1">
              <text:list-header>
                <text:p text:style-name="P13"><text:span text:style-name="T4"><text:s text:c="8"/></text:span><text:span text:style-name="T4">P(true) = 1 <text:s text:c="7"/>P(false) = 0</text:span></text:p>
              </text:list-header>
            </text:list>
            <text:list text:style-name="L4">
              <text:list-item>
                <text:p text:style-name="P4"><text:span text:style-name="T4">The probability of disjunction is:</text:span></text:p>
              </text:list-item>
            </text:list>
          </draw:text-box>
        </draw:frame>
        <draw:frame draw:name="Object 4" draw:style-name="gr2" draw:layer="layout" svg:width="5.521cm" svg:height="1.447cm" svg:x="4.657cm" svg:y="6.1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Object 5" draw:style-name="gr2" draw:layer="layout" svg:width="15.029cm" svg:height="1.38cm" svg:x="4.502cm" svg:y="13.65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name="Oval 6" draw:style-name="gr4" draw:text-style-name="P2" draw:layer="layout" svg:width="4.445cm" svg:height="2.752cm" svg:x="8.233cm" svg:y="15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4" draw:text-style-name="P2" draw:layer="layout" svg:width="4.869cm" svg:height="2.752cm" svg:x="9.926cm" svg:y="15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8" draw:style-name="gr3" draw:text-style-name="P2" draw:layer="layout" svg:width="1.014cm" svg:height="1.108cm" svg:x="8.445cm" svg:y="15.668cm">
          <text:list text:style-name="L1">
            <text:list-header>
              <text:p text:style-name="P9"><text:span text:style-name="T15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3" draw:text-style-name="P2" draw:layer="layout" svg:width="0.972cm" svg:height="1.108cm" svg:x="13.548cm" svg:y="15.663cm">
          <text:list text:style-name="L1">
            <text:list-header>
              <text:p text:style-name="P9"><text:span text:style-name="T15">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10" draw:style-name="gr2" draw:layer="layout" svg:width="2.116cm" svg:height="0.886cm" svg:x="10.35cm" svg:y="15.774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id8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nditional Probability " draw:style-name="dp1" draw:master-page-name="Default" presentation:use-date-time-name="dtd1" xml:id="id9" draw:id="id9">
        <draw:frame presentation:style-name="pr8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Conditional Probability 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P(</text:span><text:span text:style-name="T11">A</text:span><text:span text:style-name="T4"> | </text:span><text:span text:style-name="T11">B</text:span><text:span text:style-name="T4">) is the probability of </text:span><text:span text:style-name="T11">A</text:span><text:span text:style-name="T4"> given </text:span><text:span text:style-name="T11">B</text:span></text:p>
              </text:list-item>
              <text:list-item>
                <text:p text:style-name="P4"><text:span text:style-name="T4">Assumes that </text:span><text:span text:style-name="T11">B</text:span><text:span text:style-name="T4"> is all and only information known</text:span></text:p>
              </text:list-item>
              <text:list-item>
                <text:p text:style-name="P4"><text:span text:style-name="T4">Defined by:</text:span></text:p>
              </text:list-item>
            </text:list>
          </draw:text-box>
        </draw:frame>
        <draw:frame draw:name="Object 4" draw:style-name="gr2" draw:layer="layout" svg:width="7.831cm" svg:height="2.558cm" svg:x="5.292cm" svg:y="10.1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Oval 5" draw:style-name="gr4" draw:text-style-name="P2" draw:layer="layout" svg:width="4.445cm" svg:height="2.751cm" svg:x="7.832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4" draw:text-style-name="P2" draw:layer="layout" svg:width="4.868cm" svg:height="2.751cm" svg:x="9.525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7" draw:style-name="gr3" draw:text-style-name="P2" draw:layer="layout" svg:width="1.014cm" svg:height="1.108cm" svg:x="8.043cm" svg:y="14.605cm">
          <text:list text:style-name="L1">
            <text:list-header>
              <text:p text:style-name="P9"><text:span text:style-name="T15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3" draw:text-style-name="P2" draw:layer="layout" svg:width="0.972cm" svg:height="1.108cm" svg:x="13.146cm" svg:y="14.601cm">
          <text:list text:style-name="L1">
            <text:list-header>
              <text:p text:style-name="P9"><text:span text:style-name="T15">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9" draw:style-name="gr2" draw:layer="layout" svg:width="2.117cm" svg:height="0.886cm" svg:x="9.948cm" svg:y="14.711cm"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par smil:begin="id9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Independence" draw:style-name="dp1" draw:master-page-name="Default" presentation:use-date-time-name="dtd1" xml:id="id10" draw:id="id10">
        <draw:frame presentation:style-name="pr8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Independence</text:span></text:p>
              </text:list-header>
            </text:list>
          </draw:text-box>
        </draw:frame>
        <draw:frame presentation:style-name="pr7" draw:text-style-name="P2" draw:layer="layout" svg:width="22.86cm" svg:height="12.573cm" svg:x="1.513cm" svg:y="4.405cm" presentation:class="outline" presentation:user-transformed="true">
          <draw:text-box>
            <text:list text:style-name="L4">
              <text:list-item>
                <text:p text:style-name="P4"><text:span text:style-name="T11">A</text:span><text:span text:style-name="T4"> and </text:span><text:span text:style-name="T11">B</text:span><text:span text:style-name="T4"> are </text:span><text:span text:style-name="T11">independent </text:span><text:span text:style-name="T4">iff:</text:span></text:p>
                <text:p text:style-name="P4"><text:span text:style-name="T4"/></text:p>
                <text:p text:style-name="P4"><text:span text:style-name="T4"/></text:p>
              </text:list-item>
              <text:list-item>
                <text:p text:style-name="P4"><text:span text:style-name="T4">Therefore, if </text:span><text:span text:style-name="T11">A</text:span><text:span text:style-name="T4"> and </text:span><text:span text:style-name="T11">B</text:span><text:span text:style-name="T4"> are independent:</text:span></text:p>
              </text:list-item>
            </text:list>
          </draw:text-box>
        </draw:frame>
        <draw:frame draw:name="Object 4" draw:style-name="gr2" draw:layer="layout" svg:width="5.715cm" svg:height="1.155cm" svg:x="4.022cm" svg:y="6.27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name="Object 5" draw:style-name="gr2" draw:layer="layout" svg:width="5.715cm" svg:height="1.156cm" svg:x="4.022cm" svg:y="7.75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name="Object 6" draw:style-name="gr2" draw:layer="layout" svg:width="10.623cm" svg:height="2.558cm" svg:x="3.81cm" svg:y="10.82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name="Object 7" draw:style-name="gr2" draw:layer="layout" svg:width="9.737cm" svg:height="1.429cm" svg:x="3.889cm" svg:y="13.87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name="Text Box 8" draw:style-name="gr3" draw:text-style-name="P2" draw:layer="layout" svg:width="13.486cm" svg:height="1.108cm" svg:x="10.127cm" svg:y="6.906cm">
          <text:list text:style-name="L9">
            <text:list-header>
              <text:p text:style-name="P1"><text:span text:style-name="T16">These two constraints are logically equivalent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ayes Theorem" draw:style-name="dp1" draw:master-page-name="Default" presentation:use-date-time-name="dtd1" xml:id="id11" draw:id="id11">
        <draw:frame presentation:style-name="pr8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Bayes Theorem</text:span></text:p>
              </text:list-header>
            </text:list>
          </draw:text-box>
        </draw:frame>
        <draw:frame presentation:style-name="pr9" draw:text-style-name="P2" draw:layer="layout" svg:width="23.072cm" svg:height="13.023cm" svg:x="1.27cm" svg:y="3.81cm" presentation:class="outline" presentation:user-transformed="true">
          <draw:text-box>
            <text:list text:style-name="L4">
              <text:list-header>
                <text:p text:style-name="P4"><text:span text:style-name="T4"/></text:p>
                <text:p text:style-name="P4"><text:span text:style-name="T4"/></text:p>
              </text:list-header>
            </text:list>
            <text:list text:style-name="L1">
              <text:list-header>
                <text:p text:style-name="P14"><text:span text:style-name="T5">Simple proof from definition of conditional probability:</text:span></text:p>
              </text:list-header>
            </text:list>
          </draw:text-box>
        </draw:frame>
        <draw:frame draw:name="Object 4" draw:style-name="gr2" draw:layer="layout" svg:width="8.89cm" svg:height="2.271cm" svg:x="9.693cm" svg:y="15.45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name="Object 5" draw:style-name="gr2" draw:layer="layout" svg:width="6.985cm" svg:height="2.152cm" svg:x="9.618cm" svg:y="8.97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name="Object 6" draw:style-name="gr2" draw:layer="layout" svg:width="7.197cm" svg:height="2.218cm" svg:x="9.631cm" svg:y="11.43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name="Object 7" draw:style-name="gr2" draw:layer="layout" svg:width="9.102cm" svg:height="1.103cm" svg:x="9.631cm" svg:y="13.75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name="Text Box 8" draw:style-name="gr3" draw:text-style-name="P2" draw:layer="layout" svg:width="2.475cm" svg:height="1.277cm" svg:x="5.871cm" svg:y="15.738cm">
          <text:list text:style-name="L8">
            <text:list-header>
              <text:p text:style-name="P9"><text:span text:style-name="T17">QED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3" draw:text-style-name="P2" draw:layer="layout" svg:width="5.612cm" svg:height="1.108cm" svg:x="17.448cm" svg:y="9.397cm">
          <text:list text:style-name="L9">
            <text:list-header>
              <text:p text:style-name="P9"><text:span text:style-name="T16">(Def. cond. prob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3" draw:text-style-name="P2" draw:layer="layout" svg:width="5.612cm" svg:height="1.108cm" svg:x="17.554cm" svg:y="11.893cm">
          <text:list text:style-name="L9">
            <text:list-header>
              <text:p text:style-name="P9"><text:span text:style-name="T16">(Def. cond. prob.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11" draw:style-name="gr2" draw:layer="layout" svg:width="9.049cm" svg:height="2.311cm" svg:x="7.893cm" svg:y="4.07cm">
          <draw:object xlink:href="./Object 15" xlink:type="simple" xlink:show="embed" xlink:actuate="onLoad"/>
          <draw:image xlink:href="./ObjectReplacements/Object 15" xlink:type="simple" xlink:show="embed" xlink:actuate="onLoad"/>
        </draw:frame>
        <anim:par presentation:node-type="timing-root">
          <anim:par smil:begin="id11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ayesian Categorization" draw:style-name="dp1" draw:master-page-name="Default" presentation:use-date-time-name="dtd1" xml:id="id12" draw:id="id12">
        <draw:frame presentation:style-name="pr8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Bayesian Categorization</text:span></text:p>
              </text:list-header>
            </text:list>
          </draw:text-box>
        </draw:frame>
        <draw:frame presentation:style-name="pr9" draw:text-style-name="P2" draw:layer="layout" svg:width="22.013cm" svg:height="13.023cm" svg:x="1.904cm" svg:y="3.81cm" presentation:class="outline" presentation:user-transformed="true">
          <draw:text-box>
            <text:list text:style-name="L4">
              <text:list-item>
                <text:p text:style-name="P12"><text:span text:style-name="T5">Let</text:span><text:span text:style-name="T4"> </text:span><text:span text:style-name="T5">set of categories be {</text:span><text:span text:style-name="T18">c</text:span><text:span text:style-name="T19">1</text:span><text:span text:style-name="T5">, </text:span><text:span text:style-name="T18">c</text:span><text:span text:style-name="T19">2</text:span><text:span text:style-name="T5">,…</text:span><text:span text:style-name="T18">c</text:span><text:span text:style-name="T19">n</text:span><text:span text:style-name="T5">}</text:span></text:p>
              </text:list-item>
              <text:list-item>
                <text:p text:style-name="P12"><text:span text:style-name="T5">Let </text:span><text:span text:style-name="T18">E</text:span><text:span text:style-name="T5"> be description of an instance (Evidence)</text:span></text:p>
              </text:list-item>
              <text:list-item>
                <text:p text:style-name="P12"><text:span text:style-name="T5">Determine category of </text:span><text:span text:style-name="T18">E</text:span><text:span text:style-name="T5"> by determining for each </text:span><text:span text:style-name="T18">c</text:span><text:span text:style-name="T20">i</text:span></text:p>
                <text:p text:style-name="P15"><text:span text:style-name="T21"/></text:p>
              </text:list-item>
              <text:list-item>
                <text:p text:style-name="P12"><text:span text:style-name="T5">P(</text:span><text:span text:style-name="T18">E</text:span><text:span text:style-name="T5">) can be determined since categories are complete and disjoint</text:span></text:p>
                <text:p text:style-name="P12"><text:span text:style-name="T5"/></text:p>
              </text:list-item>
            </text:list>
          </draw:text-box>
        </draw:frame>
        <draw:frame draw:name="Object 4" draw:style-name="gr2" draw:layer="layout" svg:width="8.096cm" svg:height="2.174cm" svg:x="8.057cm" svg:y="8.25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name="Object 5" draw:style-name="gr2" draw:layer="layout" svg:width="0.591cm" svg:height="1.12cm" svg:x="6.293cm" svg:y="12.16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name="Object 6" draw:style-name="gr2" draw:layer="layout" svg:width="10.997cm" svg:height="2.236cm" svg:x="7.056cm" svg:y="12.78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name="Object 7" draw:style-name="gr2" draw:layer="layout" svg:width="7.898cm" svg:height="2.235cm" svg:x="8.55cm" svg:y="15.333cm">
          <draw:object xlink:href="./Object 19" xlink:type="simple" xlink:show="embed" xlink:actuate="onLoad"/>
          <draw:image xlink:href="./ObjectReplacements/Object 19" xlink:type="simple" xlink:show="embed" xlink:actuate="onLoad"/>
        </draw:frame>
        <anim:par presentation:node-type="timing-root">
          <anim:par smil:begin="id12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ayesian Categorization (cont.)" draw:style-name="dp1" draw:master-page-name="Default" presentation:use-date-time-name="dtd1" xml:id="id13" draw:id="id13">
        <draw:frame presentation:style-name="pr8" draw:text-style-name="P2" draw:layer="layout" svg:width="22.86cm" svg:height="3.176cm" svg:x="1.27cm" svg:y="1.811cm" presentation:class="title" presentation:user-transformed="true">
          <draw:text-box>
            <text:list text:style-name="L1">
              <text:list-header>
                <text:p text:style-name="P1"><text:span text:style-name="T4">Bayesian Categorization (cont.)</text:span></text:p>
              </text:list-header>
            </text:list>
          </draw:text-box>
        </draw:frame>
        <draw:frame presentation:style-name="pr9" draw:text-style-name="P2" draw:layer="layout" svg:width="22.225cm" svg:height="14.215cm" svg:x="1.904cm" svg:y="3.81cm" presentation:class="outline" presentation:user-transformed="true">
          <draw:text-box>
            <text:list text:style-name="L4">
              <text:list-item>
                <text:p text:style-name="P12"><text:span text:style-name="T5">Need to know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Priors: P(</text:span><text:span text:style-name="T7">c</text:span><text:span text:style-name="T22">i</text:span><text:span text:style-name="T6">) </text:span></text:p>
                  </text:list-item>
                  <text:list-item>
                    <text:p text:style-name="P10"><text:span text:style-name="T6">Conditionals: P(</text:span><text:span text:style-name="T7">E </text:span><text:span text:style-name="T6">| </text:span><text:span text:style-name="T7">c</text:span><text:span text:style-name="T22">i</text:span><text:span text:style-name="T6">)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5">P(</text:span><text:span text:style-name="T18">c</text:span><text:span text:style-name="T20">i</text:span><text:span text:style-name="T5">) are easily estimated from data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6">If </text:span><text:span text:style-name="T7">n</text:span><text:span text:style-name="T22">i</text:span><text:span text:style-name="T6"> of the examples in </text:span><text:span text:style-name="T7">D</text:span><text:span text:style-name="T6"> are in </text:span><text:span text:style-name="T7">c</text:span><text:span text:style-name="T22">i</text:span><text:span text:style-name="T7">,</text:span><text:span text:style-name="T6">then</text:span><text:span text:style-name="T6"><text:tab/></text:span><text:span text:style-name="T6"> P(</text:span><text:span text:style-name="T7">c</text:span><text:span text:style-name="T22">i</text:span><text:span text:style-name="T6">) = <text:s/></text:span><text:span text:style-name="T7">n</text:span><text:span text:style-name="T22">i </text:span><text:span text:style-name="T6">/ |</text:span><text:span text:style-name="T7">D|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5">Assume instance is a conjunction of binary features:</text:span></text:p>
                <text:p text:style-name="P12"><text:span text:style-name="T5"/></text:p>
              </text:list-item>
              <text:list-item>
                <text:p text:style-name="P12"><text:span text:style-name="T5">Too many possible instances (exponential in </text:span><text:span text:style-name="T18">m</text:span><text:span text:style-name="T5">) to estimate all P(</text:span><text:span text:style-name="T18">E </text:span><text:span text:style-name="T5">| </text:span><text:span text:style-name="T18">c</text:span><text:span text:style-name="T20">i</text:span><text:span text:style-name="T5">)</text:span></text:p>
                <text:p text:style-name="P12"><text:span text:style-name="T5"/></text:p>
              </text:list-item>
            </text:list>
          </draw:text-box>
        </draw:frame>
        <draw:frame draw:name="Object 4" draw:style-name="gr2" draw:layer="layout" svg:width="7.831cm" svg:height="1.451cm" svg:x="4.022cm" svg:y="11.853cm">
          <draw:object xlink:href="./Object 20" xlink:type="simple" xlink:show="embed" xlink:actuate="onLoad"/>
          <draw:image xlink:href="./ObjectReplacements/Object 20" xlink:type="simple" xlink:show="embed" xlink:actuate="onLoad"/>
        </draw:frame>
        <anim:par presentation:node-type="timing-root">
          <anim:par smil:begin="id13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Naïve Bayesian Categorization" draw:style-name="dp1" draw:master-page-name="Default" presentation:use-date-time-name="dtd1" xml:id="id14" draw:id="id14">
        <draw:frame presentation:style-name="pr8" draw:text-style-name="P2" draw:layer="layout" svg:width="22.86cm" svg:height="3.176cm" svg:x="0.626cm" svg:y="1.93cm" presentation:class="title" presentation:user-transformed="true">
          <draw:text-box>
            <text:list text:style-name="L1">
              <text:list-header>
                <text:p text:style-name="P1"><text:span text:style-name="T4">Naïve Bayesian Categorization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If we assume features of an instance are independent given the category (</text:span><text:span text:style-name="T11">c</text:span><text:span text:style-name="T23">i</text:span><text:span text:style-name="T4">) (</text:span><text:span text:style-name="T11">conditionally independent</text:span><text:span text:style-name="T4">)</text:span></text:p>
                <text:p text:style-name="P4"><text:span text:style-name="T4"/></text:p>
                <text:p text:style-name="P4"><text:span text:style-name="T4"/></text:p>
              </text:list-item>
              <text:list-item>
                <text:p text:style-name="P4"><text:span text:style-name="T4">Therefore, we then only need to know P(</text:span><text:span text:style-name="T11">e</text:span><text:span text:style-name="T23">j </text:span><text:span text:style-name="T4">| </text:span><text:span text:style-name="T11">c</text:span><text:span text:style-name="T23">i</text:span><text:span text:style-name="T4">) for each feature and category</text:span></text:p>
              </text:list-item>
            </text:list>
          </draw:text-box>
        </draw:frame>
        <draw:frame draw:name="Object 4" draw:style-name="gr2" draw:layer="layout" svg:width="18.649cm" svg:height="2.901cm" svg:x="3.647cm" svg:y="8.961cm">
          <draw:object xlink:href="./Object 21" xlink:type="simple" xlink:show="embed" xlink:actuate="onLoad"/>
          <draw:image xlink:href="./ObjectReplacements/Object 21" xlink:type="simple" xlink:show="embed" xlink:actuate="onLoad"/>
        </draw:frame>
        <anim:par presentation:node-type="timing-root">
          <anim:par smil:begin="id14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Naïve Bayes Example" draw:style-name="dp1" draw:master-page-name="Default" presentation:use-date-time-name="dtd1" xml:id="id15" draw:id="id15">
        <draw:frame presentation:style-name="pr8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Naïve Bayes Example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C = {allergy, cold, well}</text:span></text:p>
              </text:list-item>
              <text:list-item>
                <text:p text:style-name="P4"><text:span text:style-name="T11">e</text:span><text:span text:style-name="T24">1</text:span><text:span text:style-name="T4"> = sneeze; </text:span><text:span text:style-name="T11">e</text:span><text:span text:style-name="T24">2</text:span><text:span text:style-name="T4"> = cough; </text:span><text:span text:style-name="T11">e</text:span><text:span text:style-name="T24">3</text:span><text:span text:style-name="T4"> = fever</text:span></text:p>
              </text:list-item>
              <text:list-item>
                <text:p text:style-name="P4"><text:span text:style-name="T4">E = {sneeze, cough, </text:span><text:span text:style-name="T12"></text:span><text:span text:style-name="T4">fever}</text:span></text:p>
              </text:list-item>
            </text:list>
          </draw:text-box>
        </draw:frame>
        <draw:frame draw:style-name="standard" draw:layer="layout" svg:width="14.393cm" svg:height="6.944cm" svg:x="4.233cm" svg:y="9.73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list text:style-name="L1">
                  <text:list-header>
                    <text:p text:style-name="P10"><text:span text:style-name="T1">Prob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">Wel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">Col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">Allergy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10"><text:span text:style-name="T4">P(</text:span><text:span text:style-name="T11">c</text:span><text:span text:style-name="T23">i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4"><text:s text:c="5"/></text:span><text:span text:style-name="T4">0.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4"><text:s text:c="6"/></text:span><text:span text:style-name="T4">0.0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4"><text:s text:c="6"/></text:span><text:span text:style-name="T4">0.05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10"><text:span text:style-name="T4">P(sneeze|</text:span><text:span text:style-name="T11">c</text:span><text:span text:style-name="T23">i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4"><text:s text:c="5"/></text:span><text:span text:style-name="T4">0.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4"><text:s text:c="6"/></text:span><text:span text:style-name="T4">0.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4"><text:s text:c="6"/></text:span><text:span text:style-name="T4">0.9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10"><text:span text:style-name="T4">P(cough|</text:span><text:span text:style-name="T11">c</text:span><text:span text:style-name="T23">i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4"><text:s text:c="5"/></text:span><text:span text:style-name="T4">0.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4"><text:s text:c="6"/></text:span><text:span text:style-name="T4">0.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4"><text:s text:c="6"/></text:span><text:span text:style-name="T4">0.7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10"><text:span text:style-name="T4">P(fever|</text:span><text:span text:style-name="T11">c</text:span><text:span text:style-name="T23">i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4"><text:s text:c="5"/></text:span><text:span text:style-name="T4">0.0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4"><text:s text:c="6"/></text:span><text:span text:style-name="T4">0.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4"><text:s text:c="6"/></text:span><text:span text:style-name="T4">0.4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5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Naïve Bayes Example (cont.)" draw:style-name="dp1" draw:master-page-name="Default" presentation:use-date-time-name="dtd1" xml:id="id16" draw:id="id16">
        <draw:frame presentation:style-name="pr8" draw:text-style-name="P2" draw:layer="layout" svg:width="22.86cm" svg:height="3.176cm" svg:x="0.825cm" svg:y="1.529cm" presentation:class="title" presentation:user-transformed="true">
          <draw:text-box>
            <text:list text:style-name="L1">
              <text:list-header>
                <text:p text:style-name="P1"><text:span text:style-name="T4">Naïve Bayes Example (cont.)</text:span></text:p>
              </text:list-header>
            </text:list>
          </draw:text-box>
        </draw:frame>
        <draw:frame presentation:style-name="pr10" draw:text-style-name="P2" draw:layer="layout" svg:width="22.225cm" svg:height="14.818cm" svg:x="1.904cm" svg:y="3.809cm" presentation:class="outline" presentation:user-transformed="true">
          <draw:text-box>
            <text:list text:style-name="L1">
              <text:list-header>
                <text:p text:style-name="P17"><text:span text:style-name="T15"/></text:p>
                <text:p text:style-name="P17"><text:span text:style-name="T15"/></text:p>
                <text:p text:style-name="P17"><text:span text:style-name="T15"/></text:p>
                <text:p text:style-name="P17"><text:span text:style-name="T15"/></text:p>
                <text:p text:style-name="P18"><text:span text:style-name="T25"/></text:p>
                <text:p text:style-name="P18"><text:span text:style-name="T25"/></text:p>
                <text:p text:style-name="P18"><text:span text:style-name="T25">P(well | E) = (0.9)(0.1)(0.1)(0.99)/P(E)=0.0089/P(E)</text:span></text:p>
                <text:p text:style-name="P18"><text:span text:style-name="T25">P(cold | E) = (0.05)(0.9)(0.8)(0.3)/P(E)=0.01/P(E)</text:span></text:p>
                <text:p text:style-name="P18"><text:span text:style-name="T25">P(allergy | E) = (0.05)(0.9)(0.7)(0.6)/P(E)=0.019/P(E)</text:span></text:p>
                <text:p text:style-name="P18"><text:span text:style-name="T25"/></text:p>
                <text:p text:style-name="P18"><text:span text:style-name="T25">Most probable category: allergy</text:span></text:p>
                <text:p text:style-name="P18"><text:span text:style-name="T25">P(E) = 0.0089 + 0.01 + 0.019 = 0.0379</text:span></text:p>
                <text:p text:style-name="P18"><text:span text:style-name="T25">P(well | E) = 0.23</text:span></text:p>
                <text:p text:style-name="P18"><text:span text:style-name="T25">P(cold | E) = 0.26</text:span></text:p>
                <text:p text:style-name="P18"><text:span text:style-name="T25">P(allergy | E) = 0.50</text:span></text:p>
              </text:list-header>
            </text:list>
          </draw:text-box>
        </draw:frame>
        <draw:frame draw:style-name="standard" draw:layer="layout" svg:width="13.969cm" svg:height="5.456cm" svg:x="2.328cm" svg:y="4.022cm">
          <table:table>
            <table:table-column table:style-name="co1"/>
            <table:table-column table:style-name="co2"/>
            <table:table-column table:style-name="co3"/>
            <table:table-column table:style-name="co5"/>
            <table:table-row table:style-name="ro3" table:default-cell-style-name="ce2">
              <table:table-cell>
                <text:list text:style-name="L1">
                  <text:list-header>
                    <text:p text:style-name="P19"><text:span text:style-name="T26">Probabilit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Wel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Col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Allergy</text:span>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list text:continue-numbering="true" text:style-name="L1">
                  <text:list-header>
                    <text:p text:style-name="P19"><text:span text:style-name="T27">P(</text:span><text:span text:style-name="T28">c</text:span><text:span text:style-name="T29">i</text:span><text:span text:style-name="T27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7"><text:s text:c="5"/></text:span><text:span text:style-name="T27">0.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7"><text:s text:c="6"/></text:span><text:span text:style-name="T27">0.0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7"><text:s text:c="6"/></text:span><text:span text:style-name="T27">0.05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19"><text:span text:style-name="T27">P(sneeze | </text:span><text:span text:style-name="T28">c</text:span><text:span text:style-name="T29">i</text:span><text:span text:style-name="T27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7"><text:s text:c="5"/></text:span><text:span text:style-name="T27">0.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7"><text:s text:c="6"/></text:span><text:span text:style-name="T27">0.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7"><text:s text:c="6"/></text:span><text:span text:style-name="T27">0.9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19"><text:span text:style-name="T27">P(cough | </text:span><text:span text:style-name="T28">c</text:span><text:span text:style-name="T29">i</text:span><text:span text:style-name="T27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7"><text:s text:c="5"/></text:span><text:span text:style-name="T27">0.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7"><text:s text:c="6"/></text:span><text:span text:style-name="T27">0.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7"><text:s text:c="6"/></text:span><text:span text:style-name="T27">0.7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header>
                    <text:p text:style-name="P19"><text:span text:style-name="T27">P(fever | </text:span><text:span text:style-name="T28">c</text:span><text:span text:style-name="T29">i</text:span><text:span text:style-name="T27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7"><text:s text:c="5"/></text:span><text:span text:style-name="T27">0.0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7"><text:s text:c="6"/></text:span><text:span text:style-name="T27">0.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7"><text:s text:c="6"/></text:span><text:span text:style-name="T27">0.4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Rectangle 37" draw:style-name="gr3" draw:text-style-name="P2" draw:layer="layout" svg:width="8.3cm" svg:height="1.108cm" svg:x="16.494cm" svg:y="6.138cm">
          <text:list text:style-name="L1">
            <text:list-header>
              <text:p text:style-name="P9"><text:span text:style-name="T15">E={sneeze, cough, </text:span><text:span text:style-name="T30"></text:span><text:span text:style-name="T15">fever}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6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stimating Probabilities" draw:style-name="dp1" draw:master-page-name="Default" presentation:use-date-time-name="dtd1" xml:id="id17" draw:id="id17">
        <draw:frame presentation:style-name="pr8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Estimating Probabilities</text:span></text:p>
              </text:list-header>
            </text:list>
          </draw:text-box>
        </draw:frame>
        <draw:frame presentation:style-name="pr7" draw:text-style-name="P2" draw:layer="layout" svg:width="24.13cm" svg:height="15.469cm" svg:x="0cm" svg:y="3.757cm" presentation:class="outline" presentation:user-transformed="true">
          <draw:text-box>
            <text:list text:style-name="L4">
              <text:list-item>
                <text:p text:style-name="P5"><text:span text:style-name="T5">Normally, probabilities are estimated based on observed frequencies in the training data</text:span></text:p>
              </text:list-item>
              <text:list-item>
                <text:p text:style-name="P5"><text:span text:style-name="T5">If </text:span><text:span text:style-name="T18">D</text:span><text:span text:style-name="T5"> contains </text:span><text:span text:style-name="T18">n</text:span><text:span text:style-name="T20">i</text:span><text:span text:style-name="T18"> </text:span><text:span text:style-name="T5">examples in category </text:span><text:span text:style-name="T18">c</text:span><text:span text:style-name="T20">i</text:span><text:span text:style-name="T5">, and </text:span><text:span text:style-name="T18">n</text:span><text:span text:style-name="T20">ij</text:span><text:span text:style-name="T5"> of these </text:span><text:span text:style-name="T18">n</text:span><text:span text:style-name="T20">i</text:span><text:span text:style-name="T5"> examples contains feature </text:span><text:span text:style-name="T18">e</text:span><text:span text:style-name="T20">j</text:span><text:span text:style-name="T5">, then: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However, estimating such probabilities from small training sets is error-prone</text:span></text:p>
              </text:list-item>
              <text:list-item>
                <text:p text:style-name="P5"><text:span text:style-name="T5">If due only to chance, a rare feature, </text:span><text:span text:style-name="T18">e</text:span><text:span text:style-name="T20">k</text:span><text:span text:style-name="T5">, is always false in the training data, </text:span><text:span text:style-name="T31"></text:span><text:span text:style-name="T18">c</text:span><text:span text:style-name="T20">i</text:span><text:span text:style-name="T5"> :P(</text:span><text:span text:style-name="T18">e</text:span><text:span text:style-name="T20">k</text:span><text:span text:style-name="T5"> | </text:span><text:span text:style-name="T18">c</text:span><text:span text:style-name="T20">i</text:span><text:span text:style-name="T5">) = 0</text:span></text:p>
              </text:list-item>
              <text:list-item>
                <text:p text:style-name="P5"><text:span text:style-name="T5">If </text:span><text:span text:style-name="T18">e</text:span><text:span text:style-name="T20">k</text:span><text:span text:style-name="T5"> then occurs in a test example, </text:span><text:span text:style-name="T18">E</text:span><text:span text:style-name="T5">, the result is that </text:span><text:span text:style-name="T31"></text:span><text:span text:style-name="T18">c</text:span><text:span text:style-name="T20">i</text:span><text:span text:style-name="T5">: P(</text:span><text:span text:style-name="T18">E </text:span><text:span text:style-name="T5">| </text:span><text:span text:style-name="T18">c</text:span><text:span text:style-name="T20">i</text:span><text:span text:style-name="T5">) = 0 and </text:span><text:span text:style-name="T31"></text:span><text:span text:style-name="T18">c</text:span><text:span text:style-name="T20">i</text:span><text:span text:style-name="T5">: P(</text:span><text:span text:style-name="T18">c</text:span><text:span text:style-name="T20">i </text:span><text:span text:style-name="T5">| </text:span><text:span text:style-name="T18">E</text:span><text:span text:style-name="T5">) = 0</text:span></text:p>
              </text:list-item>
            </text:list>
          </draw:text-box>
        </draw:frame>
        <draw:frame draw:name="Object 4" draw:style-name="gr2" draw:layer="layout" svg:width="5.715cm" svg:height="2.897cm" svg:x="8.595cm" svg:y="8.511cm">
          <draw:object xlink:href="./Object 22" xlink:type="simple" xlink:show="embed" xlink:actuate="onLoad"/>
          <draw:image xlink:href="./ObjectReplacements/Object 22" xlink:type="simple" xlink:show="embed" xlink:actuate="onLoad"/>
        </draw:frame>
        <anim:par presentation:node-type="timing-root">
          <anim:par smil:begin="id17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moothing" draw:style-name="dp1" draw:master-page-name="Default" presentation:use-date-time-name="dtd1" xml:id="id18" draw:id="id18">
        <draw:frame presentation:style-name="pr8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moothing</text:span></text:p>
              </text:list-header>
            </text:list>
          </draw:text-box>
        </draw:frame>
        <draw:frame presentation:style-name="pr7" draw:text-style-name="P2" draw:layer="layout" svg:width="23.31cm" svg:height="12.573cm" svg:x="1.27cm" svg:y="4.445cm" presentation:class="outline" presentation:user-transformed="true">
          <draw:text-box>
            <text:list text:style-name="L4">
              <text:list-item>
                <text:p text:style-name="P12"><text:span text:style-name="T32">To account for estimation from small samples, probability estimates are adjusted or </text:span><text:span text:style-name="T33">smoothed</text:span></text:p>
              </text:list-item>
              <text:list-item>
                <text:p text:style-name="P12"><text:span text:style-name="T32">Laplace smoothing using an </text:span><text:span text:style-name="T33">m</text:span><text:span text:style-name="T32">-estimate assumes that each feature is given a prior probability, </text:span><text:span text:style-name="T33">p</text:span><text:span text:style-name="T32">, that is assumed to have been previously observed in a “virtual” sample of size </text:span><text:span text:style-name="T33">m</text:span></text:p>
                <text:p text:style-name="P12"><text:span text:style-name="T32"/></text:p>
                <text:p text:style-name="P12"><text:span text:style-name="T32"/></text:p>
              </text:list-item>
              <text:list-item>
                <text:p text:style-name="P12"><text:span text:style-name="T32">For binary features, </text:span><text:span text:style-name="T33">p</text:span><text:span text:style-name="T32"> is simply assumed to be 0.5</text:span></text:p>
              </text:list-item>
            </text:list>
          </draw:text-box>
        </draw:frame>
        <draw:g>
          <draw:frame draw:name="Object 17" draw:style-name="gr2" draw:layer="layout" svg:width="7.268cm" svg:height="2.726cm" svg:x="8.387cm" svg:y="12.069cm"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style-name="gr5" draw:text-style-name="P2" draw:layer="layout" svg:width="7.268cm" svg:height="2.727cm" svg:x="8.387cm" svg:y="12.069cm">
            <draw:text-box>
              <text:p/>
            </draw:text-box>
          </draw:frame>
        </draw:g>
        <anim:par presentation:node-type="timing-root">
          <anim:par smil:begin="id18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moothing to Avoid Overfitting" draw:style-name="dp1" draw:master-page-name="Default" presentation:use-date-time-name="dtd1" xml:id="id19" draw:id="id19">
        <draw:frame presentation:style-name="pr11" draw:text-style-name="P2" draw:layer="layout" svg:width="22.86cm" svg:height="2.351cm" svg:x="1.027cm" svg:y="1.773cm" presentation:class="title" presentation:user-transformed="true">
          <draw:text-box>
            <text:list text:style-name="L1">
              <text:list-header>
                <text:p text:style-name="P1"><text:span text:style-name="T4">Smoothing to Avoid Overfitting</text:span></text:p>
              </text:list-header>
            </text:list>
          </draw:text-box>
        </draw:frame>
        <draw:g>
          <draw:frame draw:name="Object 3" draw:style-name="gr2" draw:layer="layout" svg:width="16.722cm" svg:height="3.819cm" svg:x="4.445cm" svg:y="4.445cm"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style-name="gr6" draw:text-style-name="P2" draw:layer="layout" svg:width="16.722cm" svg:height="3.82cm" svg:x="4.445cm" svg:y="4.445cm">
            <draw:text-box>
              <text:p/>
            </draw:text-box>
          </draw:frame>
        </draw:g>
        <draw:frame presentation:style-name="pr12" draw:text-style-name="P2" draw:layer="layout" svg:width="22.86cm" svg:height="1.549cm" svg:x="1.27cm" svg:y="9.869cm" presentation:class="outline" presentation:user-transformed="true">
          <draw:text-box>
            <text:list text:style-name="L4">
              <text:list-item>
                <text:p text:style-name="P12"><text:span text:style-name="T32">Somewhat more subtle version</text:span></text:p>
              </text:list-item>
            </text:list>
          </draw:text-box>
        </draw:frame>
        <draw:custom-shape draw:name="AutoShape 5" draw:style-name="gr7" draw:text-style-name="P2" draw:layer="layout" svg:width="8.89cm" svg:height="1.482cm" svg:x="9.102cm" svg:y="8.255cm">
          <text:list text:style-name="L10">
            <text:list-header>
              <text:p text:style-name="P20"><text:span text:style-name="T34"># of values of </text:span><text:span text:style-name="T35">X</text:span><text:span text:style-name="T36">i</text:span></text:p>
            </text:list-header>
          </text:list>
          <draw:enhanced-geometry svg:viewBox="0 0 21600 21600" draw:text-areas="800 800 20800 20800" draw:type="round-rectangular-callout" draw:modifiers="22918 -81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Object 6" draw:style-name="gr2" draw:layer="layout" svg:width="20.13cm" svg:height="3.819cm" svg:x="1.27cm" svg:y="13.123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ustom-shape draw:name="AutoShape 7" draw:style-name="gr7" draw:text-style-name="P2" draw:layer="layout" svg:width="7.832cm" svg:height="2.54cm" svg:x="15.663cm" svg:y="10.372cm">
          <text:list text:style-name="L10">
            <text:list-header>
              <text:p text:style-name="P20"><text:span text:style-name="T34">overall fraction in data where </text:span><text:span text:style-name="T35">X</text:span><text:span text:style-name="T36">i</text:span><text:span text:style-name="T35">=x</text:span><text:span text:style-name="T36">i,k</text:span></text:p>
            </text:list-header>
          </text:list>
          <draw:enhanced-geometry svg:viewBox="0 0 21600 21600" draw:text-areas="800 800 20800 20800" draw:type="round-rectangular-callout" draw:modifiers="11603 276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" draw:style-name="gr7" draw:text-style-name="P2" draw:layer="layout" svg:width="7.832cm" svg:height="2.328cm" svg:x="17.145cm" svg:y="16.51cm">
          <text:list text:style-name="L10">
            <text:list-header>
              <text:p text:style-name="P20"><text:span text:style-name="T34">extent of</text:span></text:p>
              <text:p text:style-name="P20"><text:span text:style-name="T34">“</text:span><text:span text:style-name="T34">smoothing”</text:span></text:p>
            </text:list-header>
          </text:list>
          <draw:enhanced-geometry svg:viewBox="0 0 21600 21600" draw:text-areas="800 800 20800 20800" draw:type="round-rectangular-callout" draw:modifiers="2055 -54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19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Using Naive Bayes Classifiers to Classify Text: Basic method" draw:style-name="dp1" draw:master-page-name="Default" presentation:use-date-time-name="dtd1" xml:id="id20" draw:id="id20">
        <draw:frame presentation:style-name="pr8" draw:text-style-name="P2" draw:layer="layout" svg:width="22.86cm" svg:height="3.985cm" svg:x="0.745cm" svg:y="1.772cm" presentation:class="title" presentation:user-transformed="true">
          <draw:text-box>
            <text:list text:style-name="L1">
              <text:list-header>
                <text:p text:style-name="P1"><text:span text:style-name="T4">Using Naive Bayes Classifiers to Classify Text: Basic method</text:span></text:p>
              </text:list-header>
            </text:list>
          </draw:text-box>
        </draw:frame>
        <draw:frame presentation:style-name="pr13" draw:text-style-name="P2" draw:layer="layout" svg:width="22.86cm" svg:height="1.893cm" svg:x="1.27cm" svg:y="5.856cm" presentation:class="outline" presentation:user-transformed="true">
          <draw:text-box>
            <text:list text:style-name="L4">
              <text:list-item>
                <text:p text:style-name="P12"><text:span text:style-name="T5">Attributes are text positions, values are words</text:span></text:p>
              </text:list-item>
            </text:list>
          </draw:text-box>
        </draw:frame>
        <draw:custom-shape draw:name="Rectangle 4" draw:style-name="gr8" draw:text-style-name="P2" draw:layer="layout" svg:width="22.719cm" svg:height="5.874cm" svg:x="1.27cm" svg:y="12.065cm">
          <text:list text:style-name="L11">
            <text:list-item>
              <text:p xml:id="id21" text:id="id21" text:style-name="P12"><text:span text:style-name="T5">Still too many possibilities</text:span></text:p>
            </text:list-item>
            <text:list-item>
              <text:p xml:id="id22" text:id="id22" text:style-name="P12"><text:span text:style-name="T5">Assume that classification is </text:span><text:span text:style-name="T18">independent</text:span><text:span text:style-name="T5"> of the positions of the words</text:span></text:p>
            </text:list-item>
          </text:list>
          <text:list text:style-name="L12">
            <text:list-item>
              <text:list>
                <text:list-item>
                  <text:p xml:id="id23" text:id="id23" text:style-name="P21"><text:span text:style-name="T37">Use same parameters for each position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ject 5" draw:style-name="gr2" draw:layer="layout" svg:width="21.607cm" svg:height="4.551cm" svg:x="1.773cm" svg:y="7.752cm">
          <draw:object xlink:href="./Object 26" xlink:type="simple" xlink:show="embed" xlink:actuate="onLoad"/>
          <draw:image xlink:href="./ObjectReplacements/Object 26" xlink:type="simple" xlink:show="embed" xlink:actuate="onLoad"/>
        </draw:frame>
        <anim:par presentation:node-type="timing-root">
          <anim:par smil:begin="id20.begin">
            <anim:transitionFilter smil:dur="1s" smil:type="barnDoorWipe" smil:subtype="vertical" smil:direction="reverse"/>
          </anim:par>
          <anim:seq smil:dur="indefinite" presentation:node-type="main-sequence">
            <anim:par smil:begin="next" smil:fill="hold">
              <anim:par smil:begin="0s" smil:fill="hold">
                <anim:par xml:id="id24" anim:id="id24"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xml:id="id25" anim:id="id25"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2" anim:sub-item="text" smil:attributeName="visibility" smil:to="visible"/>
                </anim:par>
                <anim:par xml:id="id26" anim:id="id26"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23" anim:sub-item="text" smil:attributeName="visibility" smil:to="visible"/>
                </anim:par>
                <anim:animateColor smil:begin="0s" smil:dur="0.001s" smil:fill="hold" presentation:master-element="id24" smil:targetElement="id21" anim:sub-item="text" smil:attributeName="dim" smil:to="#808080" anim:color-interpolation="rgb" anim:color-interpolation-direction="clockwise"/>
              </anim:par>
            </anim:par>
            <anim:par smil:begin="next">
              <anim:par smil:begin="0s">
                <anim:animateColor smil:dur="0.001s" smil:fill="hold" presentation:master-element="id25" smil:targetElement="id22" anim:sub-item="text" smil:attributeName="dim" smil:to="#808080" anim:color-interpolation="rgb" anim:color-interpolation-direction="clockwise"/>
                <anim:animateColor smil:dur="0.001s" smil:fill="hold" presentation:master-element="id26" smil:targetElement="id23" anim:sub-item="text" smil:attributeName="dim" smil:to="#808080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Naïve Bayes for Text" draw:style-name="dp1" draw:master-page-name="Default" presentation:use-date-time-name="dtd1" xml:id="id27" draw:id="id27">
        <draw:frame presentation:style-name="pr8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Naïve Bayes for Text</text:span></text:p>
              </text:list-header>
            </text:list>
          </draw:text-box>
        </draw:frame>
        <draw:frame presentation:style-name="pr9" draw:text-style-name="P2" draw:layer="layout" svg:width="22.013cm" svg:height="13.835cm" svg:x="1.904cm" svg:y="3.81cm" presentation:class="outline" presentation:user-transformed="true">
          <draw:text-box>
            <text:list text:style-name="L4">
              <text:list-item>
                <text:p text:style-name="P11"><text:span text:style-name="T4">Modeled as generating a bag of words for a document in a given category by repeatedly sampling with replacement from a vocabulary </text:span><text:span text:style-name="T11">V</text:span><text:span text:style-name="T4"> = </text:span><text:span text:style-name="T5">{</text:span><text:span text:style-name="T18">w</text:span><text:span text:style-name="T19">1</text:span><text:span text:style-name="T5">, </text:span><text:span text:style-name="T18">w</text:span><text:span text:style-name="T19">2</text:span><text:span text:style-name="T5">,…</text:span><text:span text:style-name="T18">w</text:span><text:span text:style-name="T19">m</text:span><text:span text:style-name="T5">}</text:span><text:span text:style-name="T4"> based on the probabilities P(</text:span><text:span text:style-name="T11">w</text:span><text:span text:style-name="T23">j</text:span><text:span text:style-name="T11"> </text:span><text:span text:style-name="T4">| </text:span><text:span text:style-name="T11">c</text:span><text:span text:style-name="T23">i</text:span><text:span text:style-name="T4">)</text:span></text:p>
              </text:list-item>
              <text:list-item>
                <text:p text:style-name="P11"><text:span text:style-name="T4">Smooth probability estimates with Laplace <text:s text:c="8"/></text:span><text:span text:style-name="T11">m</text:span><text:span text:style-name="T4">-estimates assuming a uniform distribution over all words (</text:span><text:span text:style-name="T11">p </text:span><text:span text:style-name="T4">= 1/|</text:span><text:span text:style-name="T11">V</text:span><text:span text:style-name="T4">|) and </text:span><text:span text:style-name="T11">m </text:span><text:span text:style-name="T4">= |</text:span><text:span text:style-name="T11">V</text:span><text:span text:style-name="T4">|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6">Equivalent to a virtual sample of seeing each word in each category exactly onc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ext Naïve Bayes Algorithm (Train)" draw:style-name="dp1" draw:master-page-name="Default" presentation:use-date-time-name="dtd1" xml:id="id28" draw:id="id28">
        <draw:frame presentation:style-name="pr8" draw:text-style-name="P2" draw:layer="layout" svg:width="22.86cm" svg:height="3.98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Text Naïve Bayes Algorithm</text:span><text:span text:style-name="T4"><text:line-break/></text:span><text:span text:style-name="T4">(Train)</text:span></text:p>
              </text:list-header>
            </text:list>
          </draw:text-box>
        </draw:frame>
        <draw:custom-shape draw:name="Text Box 3" draw:style-name="gr3" draw:text-style-name="P2" draw:layer="layout" svg:width="23.853cm" svg:height="13.615cm" svg:x="0.847cm" svg:y="4.97cm">
          <text:list text:style-name="L1">
            <text:list-header>
              <text:p text:style-name="P1"><text:span text:style-name="T5">Let </text:span><text:span text:style-name="T18">V</text:span><text:span text:style-name="T5"> be the vocabulary of all words in the documents in </text:span><text:span text:style-name="T18">D</text:span></text:p>
              <text:p text:style-name="P1"><text:span text:style-name="T5">For each category </text:span><text:span text:style-name="T18">c</text:span><text:span text:style-name="T20">i <text:s/></text:span><text:span text:style-name="T31"></text:span><text:span text:style-name="T5"> </text:span><text:span text:style-name="T18">C</text:span></text:p>
              <text:p text:style-name="P1"><text:span text:style-name="T20"><text:s text:c="8"/></text:span><text:span text:style-name="T5">Let</text:span><text:span text:style-name="T18"> D</text:span><text:span text:style-name="T20">i</text:span><text:span text:style-name="T18"> </text:span><text:span text:style-name="T5">be the subset of documents in </text:span><text:span text:style-name="T18">D</text:span><text:span text:style-name="T5"> in category </text:span><text:span text:style-name="T18">c</text:span><text:span text:style-name="T20">i</text:span></text:p>
              <text:p text:style-name="P1"><text:span text:style-name="T38"><text:s text:c="8"/></text:span><text:span text:style-name="T5">P(</text:span><text:span text:style-name="T18">c</text:span><text:span text:style-name="T20">i</text:span><text:span text:style-name="T5">) = |</text:span><text:span text:style-name="T18">D</text:span><text:span text:style-name="T23">i</text:span><text:span text:style-name="T5">| / |</text:span><text:span text:style-name="T18">D</text:span><text:span text:style-name="T5">|</text:span></text:p>
              <text:p text:style-name="P1"><text:span text:style-name="T5"><text:s text:c="6"/></text:span><text:span text:style-name="T5">Let </text:span><text:span text:style-name="T18">T</text:span><text:span text:style-name="T20">i</text:span><text:span text:style-name="T5"> be the concatenation of all the documents in </text:span><text:span text:style-name="T18">D</text:span><text:span text:style-name="T20">i</text:span></text:p>
              <text:p text:style-name="P1"><text:span text:style-name="T20"><text:s text:c="9"/></text:span><text:span text:style-name="T5">Let </text:span><text:span text:style-name="T18">n</text:span><text:span text:style-name="T20">i </text:span><text:span text:style-name="T5">be the total number of word occurrences in </text:span><text:span text:style-name="T18">T</text:span><text:span text:style-name="T20">i</text:span></text:p>
              <text:p text:style-name="P1"><text:span text:style-name="T20"><text:s text:c="9"/></text:span><text:span text:style-name="T5">For each word </text:span><text:span text:style-name="T18">w</text:span><text:span text:style-name="T20">j </text:span><text:span text:style-name="T31"></text:span><text:span text:style-name="T5"> </text:span><text:span text:style-name="T18">V</text:span></text:p>
              <text:p text:style-name="P1"><text:span text:style-name="T18"><text:s text:c="13"/></text:span><text:span text:style-name="T5">Let</text:span><text:span text:style-name="T18"> n</text:span><text:span text:style-name="T20">ij </text:span><text:span text:style-name="T5">be the number of occurrences of </text:span><text:span text:style-name="T18">w</text:span><text:span text:style-name="T20">j </text:span><text:span text:style-name="T5">in </text:span><text:span text:style-name="T18">T</text:span><text:span text:style-name="T20">i</text:span></text:p>
              <text:p text:style-name="P1"><text:span text:style-name="T20"><text:s text:c="19"/></text:span><text:span text:style-name="T5">Let P(</text:span><text:span text:style-name="T18">w</text:span><text:span text:style-name="T20">i</text:span><text:span text:style-name="T18"> </text:span><text:span text:style-name="T5">| </text:span><text:span text:style-name="T18">c</text:span><text:span text:style-name="T20">i</text:span><text:span text:style-name="T5">) = (</text:span><text:span text:style-name="T18">n</text:span><text:span text:style-name="T20">ij </text:span><text:span text:style-name="T5">+ 1) / (</text:span><text:span text:style-name="T18">n</text:span><text:span text:style-name="T20">i </text:span><text:span text:style-name="T5">+ |</text:span><text:span text:style-name="T18">V</text:span><text:span text:style-name="T5">|) <text:s/></text:span></text:p>
              <text:p text:style-name="P1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8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ext Naïve Bayes Algorithm (Test)" draw:style-name="dp1" draw:master-page-name="Default" presentation:use-date-time-name="dtd1" xml:id="id29" draw:id="id29">
        <draw:frame presentation:style-name="pr8" draw:text-style-name="P2" draw:layer="layout" svg:width="22.86cm" svg:height="3.985cm" svg:x="0.525cm" svg:y="1.728cm" presentation:class="title" presentation:user-transformed="true">
          <draw:text-box>
            <text:list text:style-name="L1">
              <text:list-header>
                <text:p text:style-name="P1"><text:span text:style-name="T4">Text Naïve Bayes Algorithm</text:span><text:span text:style-name="T4"><text:line-break/></text:span><text:span text:style-name="T4">(Test)</text:span></text:p>
              </text:list-header>
            </text:list>
          </draw:text-box>
        </draw:frame>
        <draw:custom-shape draw:name="Text Box 3" draw:style-name="gr3" draw:text-style-name="P2" draw:layer="layout" svg:width="22.768cm" svg:height="9.567cm" svg:x="0.983cm" svg:y="5.706cm">
          <text:list text:style-name="L1">
            <text:list-header>
              <text:p text:style-name="P1"><text:span text:style-name="T5">Given a test document </text:span><text:span text:style-name="T18">X</text:span></text:p>
              <text:p text:style-name="P1"><text:span text:style-name="T5">Let </text:span><text:span text:style-name="T18">n</text:span><text:span text:style-name="T5"> be the number of word occurrences in </text:span><text:span text:style-name="T18">X</text:span></text:p>
              <text:p text:style-name="P1"><text:span text:style-name="T5">Return the category:</text:span></text:p>
              <text:p text:style-name="P1"><text:span text:style-name="T5"/></text:p>
              <text:p text:style-name="P1"><text:span text:style-name="T5"/></text:p>
              <text:p text:style-name="P1"><text:span text:style-name="T5"><text:line-break/></text:span><text:span text:style-name="T5"> <text:s text:c="4"/></text:span><text:span text:style-name="T5">where </text:span><text:span text:style-name="T18">a</text:span><text:span text:style-name="T20">j</text:span><text:span text:style-name="T5"> is the word occurring in the </text:span><text:span text:style-name="T18">j</text:span><text:span text:style-name="T5">th position in </text:span><text:span text:style-name="T18">X</text:span></text:p>
              <text:p text:style-name="P1"><text:span text:style-name="T15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2" draw:layer="layout" svg:width="10.667cm" svg:height="3.073cm" svg:x="5.415cm" svg:y="9.534cm">
          <draw:object xlink:href="./Object 27" xlink:type="simple" xlink:show="embed" xlink:actuate="onLoad"/>
          <draw:image xlink:href="./ObjectReplacements/Object 27" xlink:type="simple" xlink:show="embed" xlink:actuate="onLoad"/>
        </draw:frame>
        <anim:par presentation:node-type="timing-root">
          <anim:par smil:begin="id29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Naïve Bayes Time Complexity" draw:style-name="dp1" draw:master-page-name="Default" presentation:use-date-time-name="dtd1" xml:id="id30" draw:id="id30">
        <draw:frame presentation:style-name="pr8" draw:text-style-name="P2" draw:layer="layout" svg:width="22.86cm" svg:height="3.176cm" svg:x="0.825cm" svg:y="1.728cm" presentation:class="title" presentation:user-transformed="true">
          <draw:text-box>
            <text:list text:style-name="L1">
              <text:list-header>
                <text:p text:style-name="P1"><text:span text:style-name="T4">Naïve Bayes Time Complexity</text:span></text:p>
              </text:list-header>
            </text:list>
          </draw:text-box>
        </draw:frame>
        <draw:frame presentation:style-name="pr14" draw:text-style-name="P2" draw:layer="layout" svg:width="22.013cm" svg:height="13.101cm" svg:x="1.904cm" svg:y="4.194cm" presentation:class="outline" presentation:user-transformed="true">
          <draw:text-box>
            <text:list text:style-name="L13">
              <text:list-item>
                <text:p text:style-name="P5"><text:span text:style-name="T17">Training Time</text:span><text:span text:style-name="T4">: <text:s/>O(|</text:span><text:span text:style-name="T11">D</text:span><text:span text:style-name="T4">|</text:span><text:span text:style-name="T11">L</text:span><text:span text:style-name="T23">d</text:span><text:span text:style-name="T4"> + |</text:span><text:span text:style-name="T11">C</text:span><text:span text:style-name="T4">||</text:span><text:span text:style-name="T11">V</text:span><text:span text:style-name="T4">|)) <text:s text:c="10"/></text:span><text:span text:style-name="T5">where </text:span><text:span text:style-name="T18">L</text:span><text:span text:style-name="T20">d</text:span><text:span text:style-name="T5"> is the average length of a document in </text:span><text:span text:style-name="T18">D.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6">Assumes </text:span><text:span text:style-name="T7">V</text:span><text:span text:style-name="T6"> and all </text:span><text:span text:style-name="T7">D</text:span><text:span text:style-name="T22">i </text:span><text:span text:style-name="T6">, </text:span><text:span text:style-name="T7">n</text:span><text:span text:style-name="T22">i</text:span><text:span text:style-name="T6">, and </text:span><text:span text:style-name="T7">n</text:span><text:span text:style-name="T22">ij </text:span><text:span text:style-name="T6">pre-computed in O(|</text:span><text:span text:style-name="T7">D</text:span><text:span text:style-name="T6">|</text:span><text:span text:style-name="T7">L</text:span><text:span text:style-name="T22">d</text:span><text:span text:style-name="T6">) time during one pass through all of the data</text:span></text:p>
                  </text:list-item>
                  <text:list-item>
                    <text:p text:style-name="P5"><text:span text:style-name="T6">Generally just O(|</text:span><text:span text:style-name="T7">D</text:span><text:span text:style-name="T6">|</text:span><text:span text:style-name="T7">L</text:span><text:span text:style-name="T22">d</text:span><text:span text:style-name="T6">) since usually |</text:span><text:span text:style-name="T7">C</text:span><text:span text:style-name="T6">||</text:span><text:span text:style-name="T7">V</text:span><text:span text:style-name="T6">| &lt; |</text:span><text:span text:style-name="T7">D</text:span><text:span text:style-name="T6">|</text:span><text:span text:style-name="T7">L</text:span><text:span text:style-name="T22">d</text:span><text:span text:style-name="T4"> </text:span></text:p>
                  </text:list-item>
                </text:list>
              </text:list-item>
            </text:list>
            <text:list text:style-name="L13">
              <text:list-item>
                <text:p text:style-name="P5"><text:span text:style-name="T17">Test Time</text:span><text:span text:style-name="T4">: O(</text:span><text:span text:style-name="T11">|C| L</text:span><text:span text:style-name="T23">t</text:span><text:span text:style-name="T4">) <text:s text:c="31"/></text:span><text:span text:style-name="T5">where </text:span><text:span text:style-name="T18">L</text:span><text:span text:style-name="T20">t <text:s/></text:span><text:span text:style-name="T5">is the average length of a test document</text:span></text:p>
              </text:list-item>
            </text:list>
            <text:list text:style-name="L4">
              <text:list-item>
                <text:p text:style-name="P5"><text:span text:style-name="T5">Very efficient overall, linearly proportional to the time needed to just read in all the data</text:span></text:p>
              </text:list-item>
              <text:list-item>
                <text:p text:style-name="P5"><text:span text:style-name="T5">Similar to Rocchio time complexity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Underflow Prevention" draw:style-name="dp1" draw:master-page-name="Default" presentation:use-date-time-name="dtd1" xml:id="id31" draw:id="id31">
        <draw:frame presentation:style-name="pr15" draw:text-style-name="P2" draw:layer="layout" svg:width="22.86cm" svg:height="2.343cm" svg:x="0.988cm" svg:y="1.248cm" presentation:class="title" presentation:user-transformed="true">
          <draw:text-box>
            <text:list text:style-name="L1">
              <text:list-header>
                <text:p text:style-name="P1"><text:span text:style-name="T4">Underflow Prevention</text:span></text:p>
              </text:list-header>
            </text:list>
          </draw:text-box>
        </draw:frame>
        <draw:frame presentation:style-name="pr7" draw:text-style-name="P2" draw:layer="layout" svg:width="22.86cm" svg:height="13.011cm" svg:x="1.592cm" svg:y="3.638cm" presentation:class="outline" presentation:user-transformed="true">
          <draw:text-box>
            <text:list text:style-name="L4">
              <text:list-item>
                <text:p text:style-name="P4"><text:span text:style-name="T4">Multiplying lots of probabilities, which are between 0 and 1 by definition, can result in floating-point underflow</text:span></text:p>
              </text:list-item>
              <text:list-item>
                <text:p text:style-name="P4"><text:span text:style-name="T4">Since log(</text:span><text:span text:style-name="T11">xy</text:span><text:span text:style-name="T4">) = log(</text:span><text:span text:style-name="T11">x</text:span><text:span text:style-name="T4">) + log(</text:span><text:span text:style-name="T11">y</text:span><text:span text:style-name="T4">), it is better to perform all computations by summing logs of probabilities rather than multiplying probabilities</text:span></text:p>
              </text:list-item>
              <text:list-item>
                <text:p text:style-name="P4"><text:span text:style-name="T4">Class with highest final un-normalized log probability score is still the most probable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Naïve Bayes Posterior Probabilities" draw:style-name="dp1" draw:master-page-name="Default" presentation:use-date-time-name="dtd1" xml:id="id32" draw:id="id32">
        <draw:frame presentation:style-name="pr16" draw:text-style-name="P2" draw:layer="layout" svg:width="22.86cm" svg:height="2.264cm" svg:x="1.191cm" svg:y="2.252cm" presentation:class="title" presentation:user-transformed="true">
          <draw:text-box>
            <text:list text:style-name="L1">
              <text:list-header>
                <text:p text:style-name="P1"><text:span text:style-name="T4">Naïve Bayes Posterior Probabilities</text:span></text:p>
              </text:list-header>
            </text:list>
          </draw:text-box>
        </draw:frame>
        <draw:frame presentation:style-name="pr17" draw:text-style-name="P2" draw:layer="layout" svg:width="22.86cm" svg:height="12.637cm" svg:x="1.27cm" svg:y="4.757cm" presentation:class="outline" presentation:user-transformed="true">
          <draw:text-box>
            <text:list text:style-name="L4">
              <text:list-item>
                <text:p text:style-name="P4"><text:span text:style-name="T4">Classification results of naïve Bayes (the class with maximum posterior probability) are usually fairly accurate</text:span></text:p>
              </text:list-item>
              <text:list-item>
                <text:p text:style-name="P4"><text:span text:style-name="T4">However, due to the inadequacy of the conditional independence assumption, the actual posterior-probability numerical estimates are not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Output probabilities are generally very close to 0 or 1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ummary" draw:style-name="dp1" draw:master-page-name="Default" presentation:use-date-time-name="dtd1" xml:id="id33" draw:id="id33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ummary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Text Categorization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Next" draw:style-name="dp1" draw:master-page-name="Default" presentation:use-date-time-name="dtd1" xml:id="id34" draw:id="id34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Next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Text Clustering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barnDoorWipe" smil:subtype="vertical" smil:direction="reverse"/>
          </anim:par>
        </anim:par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ff7c8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roid Sans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ffffff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 draw:name="Group 7">
        <draw:frame draw:name="Picture 8" draw:style-name="Mgr3" draw:text-style-name="MP3" draw:layer="backgroundobjects" svg:width="8.467cm" svg:height="2.231cm" svg:x="0cm" svg:y="0cm">
          <draw:image xlink:href="Pictures/10000000000001680000005F02702D0A.png" xlink:type="simple" xlink:show="embed" xlink:actuate="onLoad">
            <text:p/>
          </draw:image>
        </draw:frame>
        <draw:frame draw:name="Picture 9" draw:style-name="Mgr3" draw:text-style-name="MP3" draw:layer="backgroundobjects" svg:width="8.255cm" svg:height="2.377cm" svg:x="17.145cm" svg:y="0cm">
          <draw:image xlink:href="Pictures/100000000000014A0000005F220C04CB.png" xlink:type="simple" xlink:show="embed" xlink:actuate="onLoad">
            <text:p/>
          </draw:image>
        </draw:frame>
        <draw:custom-shape draw:name="Rectangle 10" draw:style-name="Mgr4" draw:text-style-name="MP4" draw:layer="backgroundobjects" svg:width="25.4cm" svg:height="0.847cm" svg:x="0cm" svg:y="18.203cm">
          <text:p/>
          <draw:enhanced-geometry svg:viewBox="0 0 21600 21600" draw:type="rectangle" draw:enhanced-path="M 0 0 L 21600 0 21600 21600 0 21600 0 0 Z N"/>
        </draw:custom-shape>
      </draw:g>
      <draw:custom-shape draw:name="Text Box 11" draw:style-name="Mgr5" draw:text-style-name="MP4" draw:layer="backgroundobjects" svg:width="19.05cm" svg:height="1.27cm" svg:x="3.387cm" svg:y="7.408cm">
        <text:p/>
        <draw:enhanced-geometry svg:viewBox="0 0 21600 21600" draw:type="mso-spt202" draw:enhanced-path="M 0 0 L 21600 0 21600 21600 0 21600 0 0 Z N"/>
      </draw:custom-shape>
      <draw:frame draw:name="Picture 12" draw:style-name="Mgr3" draw:text-style-name="MP3" draw:layer="backgroundobjects" svg:width="2.902cm" svg:height="2.54cm" svg:x="22.498cm" svg:y="15.946cm">
        <draw:image xlink:href="Pictures/1000000000000126000000EC604C6CEC.jp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frame draw:style-name="Mgr7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8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creation-date>2009-04-22T13:24:48</meta:creation-date>
    <dc:creator>Vince Nkawu</dc:creator>
    <dc:date>2014-11-19T17:49:22</dc:date>
    <meta:editing-cycles>262</meta:editing-cycles>
    <meta:editing-duration>P6DT38M18S</meta:editing-duration>
    <meta:generator>LibreOffice/3.5$Linux_X86_64 LibreOffice_project/350m1$Build-2</meta:generator>
    <meta:document-statistic meta:object-count="188"/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o stretchy="false">∀</mo>
              <mo stretchy="false">&lt;</mo>
              <mi>x</mi>
            </mrow>
            <mi>,</mi>
            <mi>c</mi>
            <mo stretchy="false">(</mo>
            <mi>x</mi>
            <mrow>
              <mo stretchy="false">)</mo>
              <mo stretchy="false">&gt;</mo>
              <mrow/>
            </mrow>
            <mi>D</mi>
            <mi mathvariant="normal">:</mi>
            <mi>h</mi>
            <mo stretchy="false">(</mo>
            <mi>x</mi>
            <mrow>
              <mo stretchy="false">)</mo>
              <mo stretchy="false">=</mo>
              <mi>c</mi>
            </mrow>
            <mo stretchy="false">(</mo>
            <mi>x</mi>
            <mo stretchy="false">)</mo>
          </mrow>
        </mrow>
      </mstyle>
      <mrow/>
    </mrow>
    <annotation encoding="StarMath 5.0"> size 12{ forall &lt;x,c \( x \) &gt;  in D:h \( x \) =c \( x \) } {}</annotation>
  </semantics>
</math>
</file>

<file path=Object 10/content.xml><?xml version="1.0" encoding="utf-8"?>
<math xmlns="http://www.w3.org/1998/Math/MathML">
  <semantics>
    <mrow>
      <mstyle mathsize="12pt">
        <mrow>
          <mrow>
            <mi>P</mi>
            <mo stretchy="false">(</mo>
            <mrow>
              <mi>A</mi>
              <mo stretchy="false">∧</mo>
              <mi>B</mi>
            </mrow>
            <mrow>
              <mo stretchy="false">)</mo>
              <mo stretchy="false">=</mo>
              <mi>P</mi>
            </mrow>
            <mo stretchy="false">(</mo>
            <mi>A</mi>
            <mo stretchy="false">)</mo>
            <mi>P</mi>
            <mo stretchy="false">(</mo>
            <mi>B</mi>
            <mo stretchy="false">)</mo>
          </mrow>
        </mrow>
      </mstyle>
      <mrow/>
    </mrow>
    <annotation encoding="StarMath 5.0"> size 12{P \( A and B \) =P \( A \) P \( B \) } {}</annotation>
  </semantics>
</math>
</file>

<file path=Object 11/content.xml><?xml version="1.0" encoding="utf-8"?>
<math xmlns="http://www.w3.org/1998/Math/MathML">
  <semantics>
    <mrow>
      <mstyle mathsize="12pt">
        <mrow>
          <mrow>
            <mi>P</mi>
            <mo stretchy="false">(</mo>
            <mi>H</mi>
            <mo stretchy="false">∣</mo>
            <mi>E</mi>
            <mrow>
              <mo stretchy="false">)</mo>
              <mo stretchy="false">=</mo>
              <mrow>
                <mfrac>
                  <mrow>
                    <mi>P</mi>
                    <mo stretchy="false">(</mo>
                    <mi>E</mi>
                    <mo stretchy="false">∣</mo>
                    <mi>H</mi>
                    <mo stretchy="false">)</mo>
                    <mi>P</mi>
                    <mo stretchy="false">(</mo>
                    <mi>H</mi>
                    <mo stretchy="false">)</mo>
                  </mrow>
                  <mrow>
                    <mi>P</mi>
                    <mo stretchy="false">(</mo>
                    <mi>E</mi>
                    <mo stretchy="false">)</mo>
                  </mrow>
                </mfrac>
              </mrow>
            </mrow>
          </mrow>
        </mrow>
      </mstyle>
      <mrow/>
    </mrow>
    <annotation encoding="StarMath 5.0"> size 12{P \( H \lline E \) = {  {P \( E \lline H \) P \( H \) }  over  {P \( E \) } } } {}</annotation>
  </semantics>
</math>
</file>

<file path=Object 12/content.xml><?xml version="1.0" encoding="utf-8"?>
<math xmlns="http://www.w3.org/1998/Math/MathML">
  <semantics>
    <mrow>
      <mstyle mathsize="12pt">
        <mrow>
          <mrow>
            <mi>P</mi>
            <mo stretchy="false">(</mo>
            <mi>H</mi>
            <mo stretchy="false">∣</mo>
            <mi>E</mi>
            <mrow>
              <mo stretchy="false">)</mo>
              <mo stretchy="false">=</mo>
              <mrow>
                <mfrac>
                  <mrow>
                    <mi>P</mi>
                    <mo stretchy="false">(</mo>
                    <mrow>
                      <mi>H</mi>
                      <mo stretchy="false">∧</mo>
                      <mi>E</mi>
                    </mrow>
                    <mo stretchy="false">)</mo>
                  </mrow>
                  <mrow>
                    <mi>P</mi>
                    <mo stretchy="false">(</mo>
                    <mi>E</mi>
                    <mo stretchy="false">)</mo>
                  </mrow>
                </mfrac>
              </mrow>
            </mrow>
          </mrow>
        </mrow>
      </mstyle>
      <mrow/>
    </mrow>
    <annotation encoding="StarMath 5.0"> size 12{P \( H \lline E \) = {  {P \( H and E \) }  over  {P \( E \) } } } {}</annotation>
  </semantics>
</math>
</file>

<file path=Object 13/content.xml><?xml version="1.0" encoding="utf-8"?>
<math xmlns="http://www.w3.org/1998/Math/MathML">
  <semantics>
    <mrow>
      <mstyle mathsize="12pt">
        <mrow>
          <mrow>
            <mi>P</mi>
            <mo stretchy="false">(</mo>
            <mi>E</mi>
            <mo stretchy="false">∣</mo>
            <mi>H</mi>
            <mrow>
              <mo stretchy="false">)</mo>
              <mo stretchy="false">=</mo>
              <mrow>
                <mfrac>
                  <mrow>
                    <mi>P</mi>
                    <mo stretchy="false">(</mo>
                    <mrow>
                      <mi>H</mi>
                      <mo stretchy="false">∧</mo>
                      <mi>E</mi>
                    </mrow>
                    <mo stretchy="false">)</mo>
                  </mrow>
                  <mrow>
                    <mi>P</mi>
                    <mo stretchy="false">(</mo>
                    <mi>H</mi>
                    <mo stretchy="false">)</mo>
                  </mrow>
                </mfrac>
              </mrow>
            </mrow>
          </mrow>
        </mrow>
      </mstyle>
      <mrow/>
    </mrow>
    <annotation encoding="StarMath 5.0"> size 12{P \( E \lline H \) = {  {P \( H and E \) }  over  {P \( H \) } } } {}</annotation>
  </semantics>
</math>
</file>

<file path=Object 14/content.xml><?xml version="1.0" encoding="utf-8"?>
<math xmlns="http://www.w3.org/1998/Math/MathML">
  <semantics>
    <mrow>
      <mstyle mathsize="12pt">
        <mrow>
          <mrow>
            <mi>P</mi>
            <mo stretchy="false">(</mo>
            <mrow>
              <mi>H</mi>
              <mo stretchy="false">∧</mo>
              <mi>E</mi>
            </mrow>
            <mrow>
              <mo stretchy="false">)</mo>
              <mo stretchy="false">=</mo>
              <mi>P</mi>
            </mrow>
            <mo stretchy="false">(</mo>
            <mi>E</mi>
            <mo stretchy="false">∣</mo>
            <mi>H</mi>
            <mo stretchy="false">)</mo>
            <mi>P</mi>
            <mo stretchy="false">(</mo>
            <mi>H</mi>
            <mo stretchy="false">)</mo>
          </mrow>
        </mrow>
      </mstyle>
      <mrow/>
    </mrow>
    <annotation encoding="StarMath 5.0"> size 12{P \( H and E \) =P \( E \lline H \) P \( H \) } {}</annotation>
  </semantics>
</math>
</file>

<file path=Object 15/content.xml><?xml version="1.0" encoding="utf-8"?>
<math xmlns="http://www.w3.org/1998/Math/MathML">
  <semantics>
    <mrow>
      <mstyle mathsize="12pt">
        <mrow>
          <mrow>
            <mi>P</mi>
            <mo stretchy="false">(</mo>
            <mi>H</mi>
            <mo stretchy="false">∣</mo>
            <mi>E</mi>
            <mrow>
              <mo stretchy="false">)</mo>
              <mo stretchy="false">=</mo>
              <mrow>
                <mfrac>
                  <mrow>
                    <mi>P</mi>
                    <mo stretchy="false">(</mo>
                    <mi>E</mi>
                    <mo stretchy="false">∣</mo>
                    <mi>H</mi>
                    <mo stretchy="false">)</mo>
                    <mi>P</mi>
                    <mo stretchy="false">(</mo>
                    <mi>H</mi>
                    <mo stretchy="false">)</mo>
                  </mrow>
                  <mrow>
                    <mi>P</mi>
                    <mo stretchy="false">(</mo>
                    <mi>E</mi>
                    <mo stretchy="false">)</mo>
                  </mrow>
                </mfrac>
              </mrow>
            </mrow>
          </mrow>
        </mrow>
      </mstyle>
      <mrow/>
    </mrow>
    <annotation encoding="StarMath 5.0"> size 12{P \( H \lline E \) = {  {P \( E \lline H \) P \( H \) }  over  {P \( E \) } } } {}</annotation>
  </semantics>
</math>
</file>

<file path=Object 16/content.xml><?xml version="1.0" encoding="utf-8"?>
<math xmlns="http://www.w3.org/1998/Math/MathML">
  <semantics>
    <mrow>
      <mstyle mathsize="12pt">
        <mrow>
          <mrow>
            <mi>P</mi>
            <mo stretchy="false">(</mo>
            <msub>
              <mi>c</mi>
              <mrow>
                <mstyle mathsize="8pt">
                  <mrow>
                    <mrow>
                      <mi>i</mi>
                    </mrow>
                  </mrow>
                </mstyle>
              </mrow>
            </msub>
            <mo stretchy="false">∣</mo>
            <mi>E</mi>
            <mrow>
              <mo stretchy="false">)</mo>
              <mo stretchy="false">=</mo>
              <mrow>
                <mfrac>
                  <mrow>
                    <mi>P</mi>
                    <mo stretchy="false">(</mo>
                    <msub>
                      <mi>c</mi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sub>
                    <mo stretchy="false">)</mo>
                    <mi>P</mi>
                    <mo stretchy="false">(</mo>
                    <mi>E</mi>
                    <mo stretchy="false">∣</mo>
                    <msub>
                      <mi>c</mi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sub>
                    <mo stretchy="false">)</mo>
                  </mrow>
                  <mrow>
                    <mi>P</mi>
                    <mo stretchy="false">(</mo>
                    <mi>E</mi>
                    <mo stretchy="false">)</mo>
                  </mrow>
                </mfrac>
              </mrow>
            </mrow>
          </mrow>
        </mrow>
      </mstyle>
      <mrow/>
    </mrow>
    <annotation encoding="StarMath 5.0"> size 12{P \( c rSub { size 8{i} }  \lline E \) = {  {P \( c rSub { size 8{i} }  \) P \( E \lline c rSub { size 8{i} }  \) }  over  {P \( E \) } } } {}</annotation>
  </semantics>
</math>
</file>

<file path=Object 17/content.xml><?xml version="1.0" encoding="utf-8"?>
<math xmlns="http://www.w3.org/1998/Math/MathML">
  <semantics>
    <mrow>
      <mrow/>
    </mrow>
    <annotation encoding="StarMath 5.0">{}</annotation>
  </semantics>
</math>
</file>

<file path=Object 18/content.xml><?xml version="1.0" encoding="utf-8"?>
<math xmlns="http://www.w3.org/1998/Math/MathML">
  <semantics>
    <mrow>
      <mstyle mathsize="12pt">
        <mrow>
          <mrow>
            <mrow>
              <munderover>
                <mo stretchy="false">∑</mo>
                <mrow>
                  <mstyle mathsize="8pt">
                    <mrow>
                      <mrow>
                        <mrow>
                          <mi>i</mi>
                          <mo stretchy="false">=</mo>
                          <mn>1</mn>
                        </mrow>
                      </mrow>
                    </mrow>
                  </mstyle>
                </mrow>
                <mrow>
                  <mstyle mathsize="8pt">
                    <mrow>
                      <mrow>
                        <mi>n</mi>
                      </mrow>
                    </mrow>
                  </mstyle>
                </mrow>
              </munderover>
              <mrow>
                <mi>P</mi>
                <mo stretchy="false">(</mo>
                <msub>
                  <mi>c</mi>
                  <mrow>
                    <mstyle mathsize="8pt">
                      <mrow>
                        <mrow>
                          <mi>i</mi>
                        </mrow>
                      </mrow>
                    </mstyle>
                  </mrow>
                </msub>
              </mrow>
            </mrow>
            <mo stretchy="false">∣</mo>
            <mi>E</mi>
            <mrow>
              <mo stretchy="false">)</mo>
              <mo stretchy="false">=</mo>
              <mrow>
                <munderover>
                  <mo stretchy="false">∑</mo>
                  <mrow>
                    <mstyle mathsize="8pt">
                      <mrow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</mrow>
                    </mstyle>
                  </mrow>
                  <mrow>
                    <mstyle mathsize="8pt">
                      <mrow>
                        <mrow>
                          <mi>n</mi>
                        </mrow>
                      </mrow>
                    </mstyle>
                  </mrow>
                </munderover>
                <mrow>
                  <mrow>
                    <mrow>
                      <mfrac>
                        <mrow>
                          <mi>P</mi>
                          <mo stretchy="false">(</mo>
                          <msub>
                            <mi>c</mi>
                            <mrow>
                              <mstyle mathsize="8pt">
                                <mrow>
                                  <mrow>
                                    <mi>i</mi>
                                  </mrow>
                                </mrow>
                              </mstyle>
                            </mrow>
                          </msub>
                          <mo stretchy="false">)</mo>
                          <mi>P</mi>
                          <mo stretchy="false">(</mo>
                          <mi>E</mi>
                          <mo stretchy="false">∣</mo>
                          <msub>
                            <mi>c</mi>
                            <mrow>
                              <mstyle mathsize="8pt">
                                <mrow>
                                  <mrow>
                                    <mi>i</mi>
                                  </mrow>
                                </mrow>
                              </mstyle>
                            </mrow>
                          </msub>
                          <mo stretchy="false">)</mo>
                        </mrow>
                        <mrow>
                          <mi>P</mi>
                          <mo stretchy="false">(</mo>
                          <mi>E</mi>
                          <mo stretchy="false">)</mo>
                        </mrow>
                      </mfrac>
                    </mrow>
                    <mo stretchy="false">=</mo>
                    <mn>1</mn>
                  </mrow>
                </mrow>
              </mrow>
            </mrow>
          </mrow>
        </mrow>
      </mstyle>
      <mrow/>
    </mrow>
    <annotation encoding="StarMath 5.0"> size 12{ Sum cSub { size 8{i=1} }  cSup { size 8{n} }  {P \( c rSub { size 8{i} } }  \lline E \) = Sum cSub { size 8{i=1} }  cSup { size 8{n} }  { {  {P \( c rSub { size 8{i} }  \) P \( E \lline c rSub { size 8{i} }  \) }  over  {P \( E \) } } =1} } {}</annotation>
  </semantics>
</math>
</file>

<file path=Object 19/content.xml><?xml version="1.0" encoding="utf-8"?>
<math xmlns="http://www.w3.org/1998/Math/MathML">
  <semantics>
    <mrow>
      <mstyle mathsize="12pt">
        <mrow>
          <mrow>
            <mi>P</mi>
            <mo stretchy="false">(</mo>
            <mi>E</mi>
            <mrow>
              <mo stretchy="false">)</mo>
              <mo stretchy="false">=</mo>
              <mrow>
                <munderover>
                  <mo stretchy="false">∑</mo>
                  <mrow>
                    <mstyle mathsize="8pt">
                      <mrow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</mrow>
                    </mstyle>
                  </mrow>
                  <mrow>
                    <mstyle mathsize="8pt">
                      <mrow>
                        <mrow>
                          <mi>n</mi>
                        </mrow>
                      </mrow>
                    </mstyle>
                  </mrow>
                </munderover>
                <mrow>
                  <mi>P</mi>
                  <mo stretchy="false">(</mo>
                  <msub>
                    <mi>c</mi>
                    <mrow>
                      <mstyle mathsize="8pt">
                        <mrow>
                          <mrow>
                            <mi>i</mi>
                          </mrow>
                        </mrow>
                      </mstyle>
                    </mrow>
                  </msub>
                  <mo stretchy="false">)</mo>
                  <mi>P</mi>
                  <mo stretchy="false">(</mo>
                  <mi>E</mi>
                  <mo stretchy="false">∣</mo>
                  <msub>
                    <mi>c</mi>
                    <mrow>
                      <mstyle mathsize="8pt">
                        <mrow>
                          <mrow>
                            <mi>i</mi>
                          </mrow>
                        </mrow>
                      </mstyle>
                    </mrow>
                  </msub>
                  <mo stretchy="false">)</mo>
                </mrow>
              </mrow>
            </mrow>
          </mrow>
        </mrow>
      </mstyle>
      <mrow/>
    </mrow>
    <annotation encoding="StarMath 5.0"> size 12{P \( E \) = Sum cSub { size 8{i=1} }  cSup { size 8{n} }  {P \( c rSub { size 8{i} }  \) P \( E \lline c rSub { size 8{i} }  \) } } {}</annotation>
  </semantics>
</math>
</file>

<file path=Object 2/content.xml><?xml version="1.0" encoding="utf-8"?>
<math xmlns="http://www.w3.org/1998/Math/MathML">
  <semantics>
    <mrow>
      <mstyle mathsize="12pt">
        <mrow>
          <mrow>
            <mrow>
              <mn>0</mn>
              <mo stretchy="false">≤</mo>
              <mi>P</mi>
            </mrow>
            <mo stretchy="false">(</mo>
            <mi>A</mi>
            <mrow>
              <mo stretchy="false">)</mo>
              <mo stretchy="false">≤</mo>
              <mn>1</mn>
            </mrow>
          </mrow>
        </mrow>
      </mstyle>
      <mrow/>
    </mrow>
    <annotation encoding="StarMath 5.0"> size 12{0 &lt;= P \( A \)  &lt;= 1} {}</annotation>
  </semantics>
</math>
</file>

<file path=Object 20/content.xml><?xml version="1.0" encoding="utf-8"?>
<math xmlns="http://www.w3.org/1998/Math/MathML">
  <semantics>
    <mrow>
      <mstyle mathsize="12pt">
        <mrow>
          <mrow>
            <mrow>
              <mi>E</mi>
              <mo stretchy="false">=</mo>
              <mrow>
                <mrow>
                  <mrow>
                    <msub>
                      <mi>e</mi>
                      <mrow>
                        <mstyle mathsize="8pt">
                          <mrow>
                            <mrow>
                              <mn>1</mn>
                            </mrow>
                          </mrow>
                        </mstyle>
                      </mrow>
                    </msub>
                    <mo stretchy="false">∧</mo>
                    <msub>
                      <mi>e</mi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b>
                  </mrow>
                  <mo stretchy="false">∧</mo>
                  <mo stretchy="false">⋯</mo>
                </mrow>
                <mo stretchy="false">∧</mo>
                <msub>
                  <mi>e</mi>
                  <mrow>
                    <mstyle mathsize="8pt">
                      <mrow>
                        <mrow>
                          <mi>m</mi>
                        </mrow>
                      </mrow>
                    </mstyle>
                  </mrow>
                </msub>
              </mrow>
            </mrow>
          </mrow>
        </mrow>
      </mstyle>
      <mrow/>
    </mrow>
    <annotation encoding="StarMath 5.0"> size 12{E=e rSub { size 8{1} }  and e rSub { size 8{2} }  and  dotsaxis  and e rSub { size 8{m} } } {}</annotation>
  </semantics>
</math>
</file>

<file path=Object 21/content.xml><?xml version="1.0" encoding="utf-8"?>
<math xmlns="http://www.w3.org/1998/Math/MathML">
  <semantics>
    <mrow>
      <mstyle mathsize="12pt">
        <mrow>
          <mrow>
            <mi>P</mi>
            <mo stretchy="false">(</mo>
            <mi>E</mi>
            <mo stretchy="false">∣</mo>
            <msub>
              <mi>c</mi>
              <mrow>
                <mstyle mathsize="8pt">
                  <mrow>
                    <mrow>
                      <mi>i</mi>
                    </mrow>
                  </mrow>
                </mstyle>
              </mrow>
            </msub>
            <mrow>
              <mo stretchy="false">)</mo>
              <mo stretchy="false">=</mo>
              <mi>P</mi>
            </mrow>
            <mo stretchy="false">(</mo>
            <mrow>
              <mrow>
                <mrow>
                  <msub>
                    <mi>e</mi>
                    <mrow>
                      <mstyle mathsize="8pt">
                        <mrow>
                          <mrow>
                            <mn>1</mn>
                          </mrow>
                        </mrow>
                      </mstyle>
                    </mrow>
                  </msub>
                  <mo stretchy="false">∧</mo>
                  <msub>
                    <mi>e</mi>
                    <mrow>
                      <mstyle mathsize="8pt">
                        <mrow>
                          <mrow>
                            <mn>2</mn>
                          </mrow>
                        </mrow>
                      </mstyle>
                    </mrow>
                  </msub>
                </mrow>
                <mo stretchy="false">∧</mo>
                <mo stretchy="false">⋯</mo>
              </mrow>
              <mo stretchy="false">∧</mo>
              <msub>
                <mi>e</mi>
                <mrow>
                  <mstyle mathsize="8pt">
                    <mrow>
                      <mrow>
                        <mi>m</mi>
                      </mrow>
                    </mrow>
                  </mstyle>
                </mrow>
              </msub>
            </mrow>
            <mo stretchy="false">∣</mo>
            <msub>
              <mi>c</mi>
              <mrow>
                <mstyle mathsize="8pt">
                  <mrow>
                    <mrow>
                      <mi>i</mi>
                    </mrow>
                  </mrow>
                </mstyle>
              </mrow>
            </msub>
            <mrow>
              <mo stretchy="false">)</mo>
              <mo stretchy="false">=</mo>
              <mrow>
                <munderover>
                  <mo stretchy="false">∏</mo>
                  <mrow>
                    <mstyle mathsize="8pt">
                      <mrow>
                        <mrow>
                          <mrow>
                            <mi>j</mi>
                            <mo stretchy="false">=</mo>
                            <mn>1</mn>
                          </mrow>
                        </mrow>
                      </mrow>
                    </mstyle>
                  </mrow>
                  <mrow>
                    <mstyle mathsize="8pt">
                      <mrow>
                        <mrow>
                          <mi>m</mi>
                        </mrow>
                      </mrow>
                    </mstyle>
                  </mrow>
                </munderover>
                <mrow>
                  <mi>P</mi>
                  <mo stretchy="false">(</mo>
                  <msub>
                    <mi>e</mi>
                    <mrow>
                      <mstyle mathsize="8pt">
                        <mrow>
                          <mrow>
                            <mi>j</mi>
                          </mrow>
                        </mrow>
                      </mstyle>
                    </mrow>
                  </msub>
                  <mo stretchy="false">∣</mo>
                  <msub>
                    <mi>c</mi>
                    <mrow>
                      <mstyle mathsize="8pt">
                        <mrow>
                          <mrow>
                            <mi>i</mi>
                          </mrow>
                        </mrow>
                      </mstyle>
                    </mrow>
                  </msub>
                </mrow>
              </mrow>
            </mrow>
            <mo stretchy="false">)</mo>
          </mrow>
        </mrow>
      </mstyle>
      <mrow/>
    </mrow>
    <annotation encoding="StarMath 5.0"> size 12{P \( E \lline c rSub { size 8{i} }  \) =P \( e rSub { size 8{1} }  and e rSub { size 8{2} }  and  dotsaxis  and e rSub { size 8{m} }  \lline c rSub { size 8{i} }  \) = Prod cSub { size 8{j=1} }  cSup { size 8{m} }  {P \( e rSub { size 8{j} }  \lline c rSub { size 8{i} } }  \) } {}</annotation>
  </semantics>
</math>
</file>

<file path=Object 22/content.xml><?xml version="1.0" encoding="utf-8"?>
<math xmlns="http://www.w3.org/1998/Math/MathML">
  <semantics>
    <mrow>
      <mstyle mathsize="12pt">
        <mrow>
          <mrow>
            <mi>P</mi>
            <mo stretchy="false">(</mo>
            <msub>
              <mi>e</mi>
              <mrow>
                <mstyle mathsize="8pt">
                  <mrow>
                    <mrow>
                      <mi>j</mi>
                    </mrow>
                  </mrow>
                </mstyle>
              </mrow>
            </msub>
            <mo stretchy="false">∣</mo>
            <msub>
              <mi>c</mi>
              <mrow>
                <mstyle mathsize="8pt">
                  <mrow>
                    <mrow>
                      <mi>i</mi>
                    </mrow>
                  </mrow>
                </mstyle>
              </mrow>
            </msub>
            <mrow>
              <mo stretchy="false">)</mo>
              <mo stretchy="false">=</mo>
              <mrow>
                <mfrac>
                  <mrow>
                    <msub>
                      <mi>n</mi>
                      <mrow>
                        <mstyle mathsize="8pt">
                          <mrow>
                            <mrow>
                              <mstyle mathvariant="italic">
                                <mrow>
                                  <mtext>ij</mtext>
                                </mrow>
                              </mstyle>
                            </mrow>
                          </mrow>
                        </mstyle>
                      </mrow>
                    </msub>
                  </mrow>
                  <mrow>
                    <msub>
                      <mi>n</mi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sub>
                  </mrow>
                </mfrac>
              </mrow>
            </mrow>
          </mrow>
        </mrow>
      </mstyle>
      <mrow/>
    </mrow>
    <annotation encoding="StarMath 5.0"> size 12{P \( e rSub { size 8{j} }  \lline c rSub { size 8{i} }  \) = {  {n rSub { size 8{ ital "ij"} } }  over  {n rSub { size 8{i} } } } } {}</annotation>
  </semantics>
</math>
</file>

<file path=Object 23/content.xml><?xml version="1.0" encoding="utf-8"?>
<math xmlns="http://www.w3.org/1998/Math/MathML">
  <semantics>
    <mrow>
      <mstyle mathsize="12pt">
        <mrow>
          <mrow>
            <mi>P</mi>
            <mo stretchy="false">(</mo>
            <msub>
              <mi>e</mi>
              <mrow>
                <mstyle mathsize="8pt">
                  <mrow>
                    <mrow>
                      <mi>j</mi>
                    </mrow>
                  </mrow>
                </mstyle>
              </mrow>
            </msub>
            <mo stretchy="false">∣</mo>
            <msub>
              <mi>c</mi>
              <mrow>
                <mstyle mathsize="8pt">
                  <mrow>
                    <mrow>
                      <mi>i</mi>
                    </mrow>
                  </mrow>
                </mstyle>
              </mrow>
            </msub>
            <mrow>
              <mo stretchy="false">)</mo>
              <mo stretchy="false">=</mo>
              <mrow>
                <mfrac>
                  <mrow>
                    <mrow>
                      <msub>
                        <mi>n</mi>
                        <mrow>
                          <mstyle mathsize="8pt">
                            <mrow>
                              <mrow>
                                <mstyle mathvariant="italic">
                                  <mrow>
                                    <mtext>ij</mtext>
                                  </mrow>
                                </mstyle>
                              </mrow>
                            </mrow>
                          </mstyle>
                        </mrow>
                      </msub>
                      <mo stretchy="false">+</mo>
                      <mstyle mathvariant="italic">
                        <mrow>
                          <mtext>mp</mtext>
                        </mrow>
                      </mstyle>
                    </mrow>
                  </mrow>
                  <mrow>
                    <mrow>
                      <msub>
                        <mi>n</mi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sub>
                      <mo stretchy="false">+</mo>
                      <mi>m</mi>
                    </mrow>
                  </mrow>
                </mfrac>
              </mrow>
            </mrow>
          </mrow>
        </mrow>
      </mstyle>
      <mrow/>
    </mrow>
    <annotation encoding="StarMath 5.0"> size 12{P \( e rSub { size 8{j} }  \lline c rSub { size 8{i} }  \) = {  {n rSub { size 8{ ital "ij"} } + ital "mp"}  over  {n rSub { size 8{i} } +m} } } {}</annotation>
  </semantics>
</math>
</file>

<file path=Object 24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P</mi>
                </mrow>
                <mo stretchy="false">̂</mo>
              </mover>
            </mrow>
            <mo stretchy="false">(</mo>
            <msub>
              <mi>x</mi>
              <mrow>
                <mstyle mathsize="8pt">
                  <mrow>
                    <mrow>
                      <mi>i</mi>
                    </mrow>
                  </mrow>
                </mstyle>
              </mrow>
            </msub>
            <mo stretchy="false">∣</mo>
            <msub>
              <mi>c</mi>
              <mrow>
                <mstyle mathsize="8pt">
                  <mrow>
                    <mrow>
                      <mi>j</mi>
                    </mrow>
                  </mrow>
                </mstyle>
              </mrow>
            </msub>
            <mrow>
              <mo stretchy="false">)</mo>
              <mo stretchy="false">=</mo>
              <mrow>
                <mfrac>
                  <mrow>
                    <mi>N</mi>
                    <mo stretchy="false">(</mo>
                    <mrow>
                      <msub>
                        <mi>X</mi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sub>
                      <mo stretchy="false">=</mo>
                      <msub>
                        <mi>x</mi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sub>
                    </mrow>
                    <mi>,</mi>
                    <mrow>
                      <mi>C</mi>
                      <mo stretchy="false">=</mo>
                      <msub>
                        <mi>c</mi>
                        <mrow>
                          <mstyle mathsize="8pt">
                            <mrow>
                              <mrow>
                                <mi>j</mi>
                              </mrow>
                            </mrow>
                          </mstyle>
                        </mrow>
                      </msub>
                    </mrow>
                    <mrow>
                      <mo stretchy="false">)</mo>
                      <mo stretchy="false">+</mo>
                      <mn>1</mn>
                    </mrow>
                  </mrow>
                  <mrow>
                    <mi>N</mi>
                    <mo stretchy="false">(</mo>
                    <mrow>
                      <mi>C</mi>
                      <mo stretchy="false">=</mo>
                      <msub>
                        <mi>c</mi>
                        <mrow>
                          <mstyle mathsize="8pt">
                            <mrow>
                              <mrow>
                                <mi>j</mi>
                              </mrow>
                            </mrow>
                          </mstyle>
                        </mrow>
                      </msub>
                    </mrow>
                    <mrow>
                      <mo stretchy="false">)</mo>
                      <mo stretchy="false">+</mo>
                      <mi>k</mi>
                    </mrow>
                  </mrow>
                </mfrac>
              </mrow>
            </mrow>
          </mrow>
        </mrow>
      </mstyle>
      <mrow/>
    </mrow>
    <annotation encoding="StarMath 5.0"> size 12{ { hat  {P}} \( x rSub { size 8{i} }  \lline c rSub { size 8{j} }  \) = {  {N \( X rSub { size 8{i} } =x rSub { size 8{i} } ,C=c rSub { size 8{j} }  \) +1}  over  {N \( C=c rSub { size 8{j} }  \) +k} } } {}</annotation>
  </semantics>
</math>
</file>

<file path=Object 25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P</mi>
                </mrow>
                <mo stretchy="false">̂</mo>
              </mover>
            </mrow>
            <mo stretchy="false">(</mo>
            <msub>
              <mi>x</mi>
              <mrow>
                <mstyle mathsize="8pt">
                  <mrow>
                    <mrow>
                      <mi>i</mi>
                      <mi>,</mi>
                      <mi>k</mi>
                    </mrow>
                  </mrow>
                </mstyle>
              </mrow>
            </msub>
            <mo stretchy="false">∣</mo>
            <msub>
              <mi>c</mi>
              <mrow>
                <mstyle mathsize="8pt">
                  <mrow>
                    <mrow>
                      <mi>j</mi>
                    </mrow>
                  </mrow>
                </mstyle>
              </mrow>
            </msub>
            <mrow>
              <mo stretchy="false">)</mo>
              <mo stretchy="false">=</mo>
              <mrow>
                <mfrac>
                  <mrow>
                    <mi>N</mi>
                    <mo stretchy="false">(</mo>
                    <mrow>
                      <msub>
                        <mi>X</mi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sub>
                      <mo stretchy="false">=</mo>
                      <msub>
                        <mi>x</mi>
                        <mrow>
                          <mstyle mathsize="8pt">
                            <mrow>
                              <mrow>
                                <mi>i</mi>
                                <mi>,</mi>
                                <mi>k</mi>
                              </mrow>
                            </mrow>
                          </mstyle>
                        </mrow>
                      </msub>
                    </mrow>
                    <mi>,</mi>
                    <mrow>
                      <mi>C</mi>
                      <mo stretchy="false">=</mo>
                      <msub>
                        <mi>c</mi>
                        <mrow>
                          <mstyle mathsize="8pt">
                            <mrow>
                              <mrow>
                                <mi>j</mi>
                              </mrow>
                            </mrow>
                          </mstyle>
                        </mrow>
                      </msub>
                    </mrow>
                    <mrow>
                      <mo stretchy="false">)</mo>
                      <mo stretchy="false">+</mo>
                      <mstyle mathvariant="italic">
                        <mrow>
                          <msub>
                            <mtext>mp</mtext>
                            <mrow>
                              <mstyle mathsize="8pt">
                                <mrow>
                                  <mrow>
                                    <mi>i</mi>
                                    <mi>,</mi>
                                    <mi>k</mi>
                                  </mrow>
                                </mrow>
                              </mstyle>
                            </mrow>
                          </msub>
                        </mrow>
                      </mstyle>
                    </mrow>
                  </mrow>
                  <mrow>
                    <mi>N</mi>
                    <mo stretchy="false">(</mo>
                    <mrow>
                      <mi>C</mi>
                      <mo stretchy="false">=</mo>
                      <msub>
                        <mi>c</mi>
                        <mrow>
                          <mstyle mathsize="8pt">
                            <mrow>
                              <mrow>
                                <mi>j</mi>
                              </mrow>
                            </mrow>
                          </mstyle>
                        </mrow>
                      </msub>
                    </mrow>
                    <mrow>
                      <mo stretchy="false">)</mo>
                      <mo stretchy="false">+</mo>
                      <mi>m</mi>
                    </mrow>
                  </mrow>
                </mfrac>
              </mrow>
            </mrow>
          </mrow>
        </mrow>
      </mstyle>
      <mrow/>
    </mrow>
    <annotation encoding="StarMath 5.0"> size 12{ { hat  {P}} \( x rSub { size 8{i,k} }  \lline c rSub { size 8{j} }  \) = {  {N \( X rSub { size 8{i} } =x rSub { size 8{i,k} } ,C=c rSub { size 8{j} }  \) + ital "mp" rSub { size 8{i,k} } }  over  {N \( C=c rSub { size 8{j} }  \) +m} } } {}</annotation>
  </semantics>
</math>
</file>

<file path=Object 26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sub>
                          <mi>c</mi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NB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  <mo stretchy="false">=</mo>
                        <munder>
                          <mrow>
                            <mtext>argmax</mtext>
                          </mrow>
                          <mrow>
                            <mstyle mathsize="8pt">
                              <mrow>
                                <mrow>
                                  <mrow>
                                    <msub>
                                      <mi>c</mi>
                                      <mrow>
                                        <mstyle mathsize="6pt">
                                          <mrow>
                                            <mrow>
                                              <mi>j</mi>
                                            </mrow>
                                          </mrow>
                                        </mstyle>
                                      </mrow>
                                    </msub>
                                    <mo stretchy="false">∈</mo>
                                    <mi>C</mi>
                                  </mrow>
                                </mrow>
                              </mrow>
                            </mstyle>
                          </mrow>
                        </munder>
                      </mrow>
                      <mi>P</mi>
                      <mo stretchy="false">(</mo>
                      <msub>
                        <mi>c</mi>
                        <mrow>
                          <mi>j</mi>
                        </mrow>
                      </msub>
                      <mstyle mathsize="12pt">
                        <mrow>
                          <mrow>
                            <mo stretchy="false">)</mo>
                            <mrow>
                              <munder>
                                <mo stretchy="false">∏</mo>
                                <mrow>
                                  <mi>i</mi>
                                </mrow>
                              </munder>
                              <mrow>
                                <mi>P</mi>
                                <mo stretchy="false">(</mo>
                                <msub>
                                  <mi>x</mi>
                                  <mrow>
                                    <mi>i</mi>
                                  </mrow>
                                </msub>
                                <mstyle mathsize="12pt">
                                  <mrow>
                                    <mrow>
                                      <mo stretchy="false">∣</mo>
                                      <msub>
                                        <mi>c</mi>
                                        <mrow>
                                          <mi>j</mi>
                                        </mrow>
                                      </msub>
                                    </mrow>
                                  </mrow>
                                </mstyle>
                                <mstyle mathsize="12pt">
                                  <mrow>
                                    <mrow>
                                      <mo stretchy="false">)</mo>
                                    </mrow>
                                  </mrow>
                                </mstyle>
                              </mrow>
                            </mrow>
                          </mrow>
                        </mrow>
                      </mstyle>
                    </mrow>
                  </mrow>
                </mstyle>
                <mrow/>
              </mrow>
            </mtd>
          </mtr>
          <mtr>
            <mtd>
              <mrow>
                <mstyle mathsize="12pt">
                  <mrow>
                    <mrow>
                      <mrow>
                        <mrow/>
                        <mo stretchy="false">=</mo>
                        <munder>
                          <mrow>
                            <mtext>argmax</mtext>
                          </mrow>
                          <mrow>
                            <mstyle mathsize="8pt">
                              <mrow>
                                <mrow>
                                  <mrow>
                                    <msub>
                                      <mi>c</mi>
                                      <mrow>
                                        <mstyle mathsize="6pt">
                                          <mrow>
                                            <mrow>
                                              <mi>j</mi>
                                            </mrow>
                                          </mrow>
                                        </mstyle>
                                      </mrow>
                                    </msub>
                                    <mo stretchy="false">∈</mo>
                                    <mi>C</mi>
                                  </mrow>
                                </mrow>
                              </mrow>
                            </mstyle>
                          </mrow>
                        </munder>
                      </mrow>
                      <mi>P</mi>
                      <mo stretchy="false">(</mo>
                      <msub>
                        <mi>c</mi>
                        <mrow>
                          <mi>j</mi>
                        </mrow>
                      </msub>
                      <mstyle mathsize="12pt">
                        <mrow>
                          <mrow>
                            <mo stretchy="false">)</mo>
                            <mi>P</mi>
                            <mo stretchy="false">(</mo>
                            <msub>
                              <mi>x</mi>
                              <mrow>
                                <mn>1</mn>
                              </mrow>
                            </msub>
                          </mrow>
                        </mrow>
                      </mstyle>
                      <mstyle mathsize="12pt">
                        <mrow>
                          <mrow>
                            <mrow>
                              <mrow/>
                              <mo stretchy="false">=</mo>
                              <mtext/>
                            </mrow>
                            <mi mathvariant="italic">our</mi>
                            <mtext/>
                            <mo stretchy="false">∣</mo>
                            <msub>
                              <mi>c</mi>
                              <mrow>
                                <mi>j</mi>
                              </mrow>
                            </msub>
                          </mrow>
                        </mrow>
                      </mstyle>
                      <mstyle mathsize="12pt">
                        <mrow>
                          <mrow>
                            <mo stretchy="false">)</mo>
                            <mo stretchy="false">⋯</mo>
                            <mi>P</mi>
                            <mo stretchy="false">(</mo>
                            <msub>
                              <mi>x</mi>
                              <mrow>
                                <mi>n</mi>
                              </mrow>
                            </msub>
                          </mrow>
                        </mrow>
                      </mstyle>
                      <mstyle mathsize="12pt">
                        <mrow>
                          <mrow>
                            <mrow>
                              <mrow/>
                              <mo stretchy="false">=</mo>
                              <mtext/>
                            </mrow>
                            <mi mathvariant="italic">text</mi>
                            <mtext/>
                            <mo stretchy="false">∣</mo>
                            <msub>
                              <mi>c</mi>
                              <mrow>
                                <mi>j</mi>
                              </mrow>
                            </msub>
                          </mrow>
                        </mrow>
                      </mstyle>
                      <mstyle mathsize="12pt">
                        <mrow>
                          <mrow>
                            <mo stretchy="false">)</mo>
                          </mrow>
                        </mrow>
                      </mstyle>
                    </mrow>
                  </mrow>
                </mstyle>
                <mrow/>
              </mrow>
            </mtd>
          </mtr>
        </mtable>
      </mrow>
      <mrow/>
    </mrow>
    <annotation encoding="StarMath 5.0">alignl { stack {
 size 12{c rSub { size 8{ ital "NB"} } = {"argmax"}  cSub { size 8{c rSub { size 6{j} }  in C} } P \( c rSub {j}  size 12{ \)  Prod cSub {i}  {P \( x rSub {i}  size 12{ \lline c rSub {j} } size 12{ \) }} }}  {} # 
 size 12{ {}= {"argmax"}  cSub { size 8{c rSub { size 6{j} }  in C} } P \( c rSub {j}  size 12{ \) P \( x rSub {1} } size 12{ {}=""our"" \lline c rSub {j} } size 12{ \)  dotsaxis P \( x rSub {n} } size 12{ {}=""text"" \lline c rSub {j} } size 12{ \) }}  {} 
} } {}</annotation>
  </semantics>
</math>
</file>

<file path=Object 27/content.xml><?xml version="1.0" encoding="utf-8"?>
<math xmlns="http://www.w3.org/1998/Math/MathML">
  <semantics>
    <mrow>
      <mstyle mathsize="12pt">
        <mrow>
          <mrow>
            <munder>
              <mrow>
                <mtext>argmax</mtext>
              </mrow>
              <mrow>
                <mstyle mathsize="8pt">
                  <mrow>
                    <mrow>
                      <mrow>
                        <msub>
                          <mi>c</mi>
                          <mrow>
                            <mi>i</mi>
                          </mrow>
                        </msub>
                        <mo stretchy="false">∈</mo>
                        <mi>C</mi>
                      </mrow>
                    </mrow>
                  </mrow>
                </mstyle>
              </mrow>
            </munder>
            <mi>P</mi>
            <mo stretchy="false">(</mo>
            <msub>
              <mi>c</mi>
              <mrow>
                <mstyle mathsize="8pt">
                  <mrow>
                    <mrow>
                      <mi>i</mi>
                    </mrow>
                  </mrow>
                </mstyle>
              </mrow>
            </msub>
            <mo stretchy="false">)</mo>
            <mrow>
              <munderover>
                <mo stretchy="false">∏</mo>
                <mrow>
                  <mstyle mathsize="8pt">
                    <mrow>
                      <mrow>
                        <mrow>
                          <mi>j</mi>
                          <mo stretchy="false">=</mo>
                          <mn>1</mn>
                        </mrow>
                      </mrow>
                    </mrow>
                  </mstyle>
                </mrow>
                <mrow>
                  <mstyle mathsize="8pt">
                    <mrow>
                      <mrow>
                        <mi>n</mi>
                      </mrow>
                    </mrow>
                  </mstyle>
                </mrow>
              </munderover>
              <mrow>
                <mi>P</mi>
                <mo stretchy="false">(</mo>
                <msub>
                  <mi>a</mi>
                  <mrow>
                    <mstyle mathsize="8pt">
                      <mrow>
                        <mrow>
                          <mi>j</mi>
                        </mrow>
                      </mrow>
                    </mstyle>
                  </mrow>
                </msub>
                <mo stretchy="false">∣</mo>
                <msub>
                  <mi>c</mi>
                  <mrow>
                    <mstyle mathsize="8pt">
                      <mrow>
                        <mrow>
                          <mi>i</mi>
                        </mrow>
                      </mrow>
                    </mstyle>
                  </mrow>
                </msub>
              </mrow>
            </mrow>
            <mo stretchy="false">)</mo>
          </mrow>
        </mrow>
      </mstyle>
      <mrow/>
    </mrow>
    <annotation encoding="StarMath 5.0"> size 12{ {"argmax"}  cSub { size 8{c rSub {i}  in C} } P \( c rSub { size 8{i} }  \)  Prod cSub { size 8{j=1} }  cSup { size 8{n} }  {P \( a rSub { size 8{j} }  \lline c rSub { size 8{i} } }  \) } {}</annotation>
  </semantics>
</math>
</file>

<file path=Object 3/content.xml><?xml version="1.0" encoding="utf-8"?>
<math xmlns="http://www.w3.org/1998/Math/MathML">
  <semantics>
    <mrow>
      <mstyle mathsize="12pt">
        <mrow>
          <mrow>
            <mi>P</mi>
            <mo stretchy="false">(</mo>
            <mrow>
              <mi>A</mi>
              <mo stretchy="false">∨</mo>
              <mi>B</mi>
            </mrow>
            <mrow>
              <mo stretchy="false">)</mo>
              <mo stretchy="false">=</mo>
              <mi>P</mi>
            </mrow>
            <mo stretchy="false">(</mo>
            <mi>A</mi>
            <mrow>
              <mo stretchy="false">)</mo>
              <mo stretchy="false">+</mo>
              <mi>P</mi>
            </mrow>
            <mo stretchy="false">(</mo>
            <mi>B</mi>
            <mrow>
              <mo stretchy="false">)</mo>
              <mo stretchy="false">−</mo>
              <mi>P</mi>
            </mrow>
            <mo stretchy="false">(</mo>
            <mrow>
              <mi>A</mi>
              <mo stretchy="false">∧</mo>
              <mi>B</mi>
            </mrow>
            <mo stretchy="false">)</mo>
          </mrow>
        </mrow>
      </mstyle>
      <mrow/>
    </mrow>
    <annotation encoding="StarMath 5.0"> size 12{P \( A or B \) =P \( A \) +P \( B \)  - P \( A and B \) } {}</annotation>
  </semantics>
</math>
</file>

<file path=Object 4/content.xml><?xml version="1.0" encoding="utf-8"?>
<math xmlns="http://www.w3.org/1998/Math/MathML">
  <semantics>
    <mrow>
      <mstyle mathsize="12pt">
        <mrow>
          <mrow>
            <mrow>
              <mi>A</mi>
              <mo stretchy="false">∧</mo>
              <mi>B</mi>
            </mrow>
          </mrow>
        </mrow>
      </mstyle>
      <mrow/>
    </mrow>
    <annotation encoding="StarMath 5.0"> size 12{A and B} {}</annotation>
  </semantics>
</math>
</file>

<file path=Object 5/content.xml><?xml version="1.0" encoding="utf-8"?>
<math xmlns="http://www.w3.org/1998/Math/MathML">
  <semantics>
    <mrow>
      <mstyle mathsize="12pt">
        <mrow>
          <mrow>
            <mi>P</mi>
            <mo stretchy="false">(</mo>
            <mi>A</mi>
            <mo stretchy="false">∣</mo>
            <mi>B</mi>
            <mrow>
              <mo stretchy="false">)</mo>
              <mo stretchy="false">=</mo>
              <mrow>
                <mfrac>
                  <mrow>
                    <mi>P</mi>
                    <mo stretchy="false">(</mo>
                    <mrow>
                      <mi>A</mi>
                      <mo stretchy="false">∧</mo>
                      <mi>B</mi>
                    </mrow>
                    <mo stretchy="false">)</mo>
                  </mrow>
                  <mrow>
                    <mi>P</mi>
                    <mo stretchy="false">(</mo>
                    <mi>B</mi>
                    <mo stretchy="false">)</mo>
                  </mrow>
                </mfrac>
              </mrow>
            </mrow>
          </mrow>
        </mrow>
      </mstyle>
      <mrow/>
    </mrow>
    <annotation encoding="StarMath 5.0"> size 12{P \( A \lline B \) = {  {P \( A and B \) }  over  {P \( B \) } } } {}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A</mi>
              <mo stretchy="false">∧</mo>
              <mi>B</mi>
            </mrow>
          </mrow>
        </mrow>
      </mstyle>
      <mrow/>
    </mrow>
    <annotation encoding="StarMath 5.0"> size 12{A and B} {}</annotation>
  </semantics>
</math>
</file>

<file path=Object 7/content.xml><?xml version="1.0" encoding="utf-8"?>
<math xmlns="http://www.w3.org/1998/Math/MathML">
  <semantics>
    <mrow>
      <mstyle mathsize="12pt">
        <mrow>
          <mrow>
            <mi>P</mi>
            <mo stretchy="false">(</mo>
            <mi>A</mi>
            <mo stretchy="false">∣</mo>
            <mi>B</mi>
            <mrow>
              <mo stretchy="false">)</mo>
              <mo stretchy="false">=</mo>
              <mi>P</mi>
            </mrow>
            <mo stretchy="false">(</mo>
            <mi>A</mi>
            <mo stretchy="false">)</mo>
          </mrow>
        </mrow>
      </mstyle>
      <mrow/>
    </mrow>
    <annotation encoding="StarMath 5.0"> size 12{P \( A \lline B \) =P \( A \) } {}</annotation>
  </semantics>
</math>
</file>

<file path=Object 8/content.xml><?xml version="1.0" encoding="utf-8"?>
<math xmlns="http://www.w3.org/1998/Math/MathML">
  <semantics>
    <mrow>
      <mstyle mathsize="12pt">
        <mrow>
          <mrow>
            <mi>P</mi>
            <mo stretchy="false">(</mo>
            <mi>B</mi>
            <mo stretchy="false">∣</mo>
            <mi>A</mi>
            <mrow>
              <mo stretchy="false">)</mo>
              <mo stretchy="false">=</mo>
              <mi>P</mi>
            </mrow>
            <mo stretchy="false">(</mo>
            <mi>B</mi>
            <mo stretchy="false">)</mo>
          </mrow>
        </mrow>
      </mstyle>
      <mrow/>
    </mrow>
    <annotation encoding="StarMath 5.0"> size 12{P \( B \lline A \) =P \( B \) } {}</annotation>
  </semantics>
</math>
</file>

<file path=Object 9/content.xml><?xml version="1.0" encoding="utf-8"?>
<math xmlns="http://www.w3.org/1998/Math/MathML">
  <semantics>
    <mrow>
      <mstyle mathsize="12pt">
        <mrow>
          <mrow>
            <mi>P</mi>
            <mo stretchy="false">(</mo>
            <mi>A</mi>
            <mo stretchy="false">∣</mo>
            <mi>B</mi>
            <mrow>
              <mrow>
                <mo stretchy="false">)</mo>
                <mo stretchy="false">=</mo>
                <mrow>
                  <mfrac>
                    <mrow>
                      <mi>P</mi>
                      <mo stretchy="false">(</mo>
                      <mrow>
                        <mi>A</mi>
                        <mo stretchy="false">∧</mo>
                        <mi>B</mi>
                      </mrow>
                      <mo stretchy="false">)</mo>
                    </mrow>
                    <mrow>
                      <mi>P</mi>
                      <mo stretchy="false">(</mo>
                      <mi>B</mi>
                      <mo stretchy="false">)</mo>
                    </mrow>
                  </mfrac>
                </mrow>
              </mrow>
              <mo stretchy="false">=</mo>
              <mi>P</mi>
            </mrow>
            <mo stretchy="false">(</mo>
            <mi>A</mi>
            <mo stretchy="false">)</mo>
          </mrow>
        </mrow>
      </mstyle>
      <mrow/>
    </mrow>
    <annotation encoding="StarMath 5.0"> size 12{P \( A \lline B \) = {  {P \( A and B \) }  over  {P \( B \) } } =P \( A \) } {}</annotation>
  </semantics>
</math>
</file>